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73"/>
    <style:style style:name="ce3" style:family="table-cell" style:parent-style-name="Default" style:data-style-name="N73"/>
  </office:automatic-styles>
  <office:body>
    <office:spreadsheet>
      <table:calculation-settings table:automatic-find-labels="false" table:use-regular-expressions="false" table:use-wildcards="true"/>
      <table:table table:name="raw_data" table:style-name="ta1">
        <table:table-column table:style-name="co1" table:default-cell-style-name="ce3"/>
        <table:table-column table:style-name="co1" table:number-columns-repeated="8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anon</text:p>
          </table:table-cell>
          <table:table-cell office:value-type="string" calcext:value-type="string">
            <text:p>kernel_stack</text:p>
          </table:table-cell>
          <table:table-cell office:value-type="string" calcext:value-type="string">
            <text:p>slab</text:p>
          </table:table-cell>
          <table:table-cell office:value-type="string" calcext:value-type="string">
            <text:p>sock</text:p>
          </table:table-cell>
          <table:table-cell office:value-type="string" calcext:value-type="string">
            <text:p>anon_thp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23-01-08T15:58:21" calcext:value-type="date">
            <text:p>2023-01-08 15:58:21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361855" calcext:value-type="float">
            <text:p>10,361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.49219" calcext:value-type="float">
            <text:p>113,49219</text:p>
          </table:table-cell>
          <table:table-cell/>
          <table:table-cell table:formula="of:=[.B2]+[.C2]+[.D2]+[.E2]+[.F2]+[.G2]" office:value-type="float" office:value="124.1157638" calcext:value-type="float">
            <text:p>124,1157638</text:p>
          </table:table-cell>
        </table:table-row>
        <table:table-row table:style-name="ro1">
          <table:table-cell office:value-type="date" office:date-value="2023-01-08T15:58:20" calcext:value-type="date">
            <text:p>2023-01-08 15:58:20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361855" calcext:value-type="float">
            <text:p>10,361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.49219" calcext:value-type="float">
            <text:p>113,49219</text:p>
          </table:table-cell>
          <table:table-cell/>
          <table:table-cell table:formula="of:=[.B3]+[.C3]+[.D3]+[.E3]+[.F3]+[.G3]" office:value-type="float" office:value="124.1157638" calcext:value-type="float">
            <text:p>124,1157638</text:p>
          </table:table-cell>
        </table:table-row>
        <table:table-row table:style-name="ro1">
          <table:table-cell office:value-type="date" office:date-value="2023-01-08T15:58:19" calcext:value-type="date">
            <text:p>2023-01-08 15:58:19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361855" calcext:value-type="float">
            <text:p>10,361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.49219" calcext:value-type="float">
            <text:p>113,49219</text:p>
          </table:table-cell>
          <table:table-cell/>
          <table:table-cell table:formula="of:=[.B4]+[.C4]+[.D4]+[.E4]+[.F4]+[.G4]" office:value-type="float" office:value="124.1157638" calcext:value-type="float">
            <text:p>124,1157638</text:p>
          </table:table-cell>
        </table:table-row>
        <table:table-row table:style-name="ro1">
          <table:table-cell office:value-type="date" office:date-value="2023-01-08T15:58:18" calcext:value-type="date">
            <text:p>2023-01-08 15:58:18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361855" calcext:value-type="float">
            <text:p>10,361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.49219" calcext:value-type="float">
            <text:p>113,49219</text:p>
          </table:table-cell>
          <table:table-cell/>
          <table:table-cell table:formula="of:=[.B5]+[.C5]+[.D5]+[.E5]+[.F5]+[.G5]" office:value-type="float" office:value="124.1157638" calcext:value-type="float">
            <text:p>124,1157638</text:p>
          </table:table-cell>
        </table:table-row>
        <table:table-row table:style-name="ro1">
          <table:table-cell office:value-type="date" office:date-value="2023-01-08T15:58:17" calcext:value-type="date">
            <text:p>2023-01-08 15:58:17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361855" calcext:value-type="float">
            <text:p>10,361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.49219" calcext:value-type="float">
            <text:p>113,49219</text:p>
          </table:table-cell>
          <table:table-cell/>
          <table:table-cell table:formula="of:=[.B6]+[.C6]+[.D6]+[.E6]+[.F6]+[.G6]" office:value-type="float" office:value="124.1157638" calcext:value-type="float">
            <text:p>124,1157638</text:p>
          </table:table-cell>
        </table:table-row>
        <table:table-row table:style-name="ro1">
          <table:table-cell office:value-type="date" office:date-value="2023-01-08T15:58:16" calcext:value-type="date">
            <text:p>2023-01-08 15:58:16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361855" calcext:value-type="float">
            <text:p>10,361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.49219" calcext:value-type="float">
            <text:p>113,49219</text:p>
          </table:table-cell>
          <table:table-cell/>
          <table:table-cell table:formula="of:=[.B7]+[.C7]+[.D7]+[.E7]+[.F7]+[.G7]" office:value-type="float" office:value="124.1157638" calcext:value-type="float">
            <text:p>124,1157638</text:p>
          </table:table-cell>
        </table:table-row>
        <table:table-row table:style-name="ro1">
          <table:table-cell office:value-type="date" office:date-value="2023-01-08T15:58:15" calcext:value-type="date">
            <text:p>2023-01-08 15:58:15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361855" calcext:value-type="float">
            <text:p>10,361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.49219" calcext:value-type="float">
            <text:p>113,49219</text:p>
          </table:table-cell>
          <table:table-cell/>
          <table:table-cell table:formula="of:=[.B8]+[.C8]+[.D8]+[.E8]+[.F8]+[.G8]" office:value-type="float" office:value="124.1157638" calcext:value-type="float">
            <text:p>124,1157638</text:p>
          </table:table-cell>
        </table:table-row>
        <table:table-row table:style-name="ro1">
          <table:table-cell office:value-type="date" office:date-value="2023-01-08T15:58:14" calcext:value-type="date">
            <text:p>2023-01-08 15:58:14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361855" calcext:value-type="float">
            <text:p>10,361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.49219" calcext:value-type="float">
            <text:p>113,49219</text:p>
          </table:table-cell>
          <table:table-cell/>
          <table:table-cell table:formula="of:=[.B9]+[.C9]+[.D9]+[.E9]+[.F9]+[.G9]" office:value-type="float" office:value="124.1157638" calcext:value-type="float">
            <text:p>124,1157638</text:p>
          </table:table-cell>
        </table:table-row>
        <table:table-row table:style-name="ro1">
          <table:table-cell office:value-type="date" office:date-value="2023-01-08T15:58:13" calcext:value-type="date">
            <text:p>2023-01-08 15:58:13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361855" calcext:value-type="float">
            <text:p>10,361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.49219" calcext:value-type="float">
            <text:p>113,49219</text:p>
          </table:table-cell>
          <table:table-cell/>
          <table:table-cell table:formula="of:=[.B10]+[.C10]+[.D10]+[.E10]+[.F10]+[.G10]" office:value-type="float" office:value="124.1157638" calcext:value-type="float">
            <text:p>124,1157638</text:p>
          </table:table-cell>
        </table:table-row>
        <table:table-row table:style-name="ro1">
          <table:table-cell office:value-type="date" office:date-value="2023-01-08T15:58:12" calcext:value-type="date">
            <text:p>2023-01-08 15:58:12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361855" calcext:value-type="float">
            <text:p>10,361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.49219" calcext:value-type="float">
            <text:p>113,49219</text:p>
          </table:table-cell>
          <table:table-cell/>
          <table:table-cell table:formula="of:=[.B11]+[.C11]+[.D11]+[.E11]+[.F11]+[.G11]" office:value-type="float" office:value="124.1157638" calcext:value-type="float">
            <text:p>124,1157638</text:p>
          </table:table-cell>
        </table:table-row>
        <table:table-row table:style-name="ro1">
          <table:table-cell office:value-type="date" office:date-value="2023-01-08T15:58:11" calcext:value-type="date">
            <text:p>2023-01-08 15:58:11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361855" calcext:value-type="float">
            <text:p>10,361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.49219" calcext:value-type="float">
            <text:p>113,49219</text:p>
          </table:table-cell>
          <table:table-cell/>
          <table:table-cell table:formula="of:=[.B12]+[.C12]+[.D12]+[.E12]+[.F12]+[.G12]" office:value-type="float" office:value="124.1157638" calcext:value-type="float">
            <text:p>124,1157638</text:p>
          </table:table-cell>
        </table:table-row>
        <table:table-row table:style-name="ro1">
          <table:table-cell office:value-type="date" office:date-value="2023-01-08T15:58:10" calcext:value-type="date">
            <text:p>2023-01-08 15:58:10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361855" calcext:value-type="float">
            <text:p>10,361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.49219" calcext:value-type="float">
            <text:p>113,49219</text:p>
          </table:table-cell>
          <table:table-cell/>
          <table:table-cell table:formula="of:=[.B13]+[.C13]+[.D13]+[.E13]+[.F13]+[.G13]" office:value-type="float" office:value="124.1157638" calcext:value-type="float">
            <text:p>124,1157638</text:p>
          </table:table-cell>
        </table:table-row>
        <table:table-row table:style-name="ro1">
          <table:table-cell office:value-type="date" office:date-value="2023-01-08T15:58:09" calcext:value-type="date">
            <text:p>2023-01-08 15:58:09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361855" calcext:value-type="float">
            <text:p>10,361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.49219" calcext:value-type="float">
            <text:p>113,49219</text:p>
          </table:table-cell>
          <table:table-cell/>
          <table:table-cell table:formula="of:=[.B14]+[.C14]+[.D14]+[.E14]+[.F14]+[.G14]" office:value-type="float" office:value="124.1157638" calcext:value-type="float">
            <text:p>124,1157638</text:p>
          </table:table-cell>
        </table:table-row>
        <table:table-row table:style-name="ro1">
          <table:table-cell office:value-type="date" office:date-value="2023-01-08T15:58:08" calcext:value-type="date">
            <text:p>2023-01-08 15:58:08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361855" calcext:value-type="float">
            <text:p>10,361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.49219" calcext:value-type="float">
            <text:p>113,49219</text:p>
          </table:table-cell>
          <table:table-cell/>
          <table:table-cell table:formula="of:=[.B15]+[.C15]+[.D15]+[.E15]+[.F15]+[.G15]" office:value-type="float" office:value="124.1157638" calcext:value-type="float">
            <text:p>124,1157638</text:p>
          </table:table-cell>
        </table:table-row>
        <table:table-row table:style-name="ro1">
          <table:table-cell office:value-type="date" office:date-value="2023-01-08T15:58:07" calcext:value-type="date">
            <text:p>2023-01-08 15:58:07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361855" calcext:value-type="float">
            <text:p>10,361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.49219" calcext:value-type="float">
            <text:p>113,49219</text:p>
          </table:table-cell>
          <table:table-cell/>
          <table:table-cell table:formula="of:=[.B16]+[.C16]+[.D16]+[.E16]+[.F16]+[.G16]" office:value-type="float" office:value="124.1157638" calcext:value-type="float">
            <text:p>124,1157638</text:p>
          </table:table-cell>
        </table:table-row>
        <table:table-row table:style-name="ro1">
          <table:table-cell office:value-type="date" office:date-value="2023-01-08T15:58:06" calcext:value-type="date">
            <text:p>2023-01-08 15:58:06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361855" calcext:value-type="float">
            <text:p>10,361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.49219" calcext:value-type="float">
            <text:p>113,49219</text:p>
          </table:table-cell>
          <table:table-cell/>
          <table:table-cell table:formula="of:=[.B17]+[.C17]+[.D17]+[.E17]+[.F17]+[.G17]" office:value-type="float" office:value="124.1157638" calcext:value-type="float">
            <text:p>124,1157638</text:p>
          </table:table-cell>
        </table:table-row>
        <table:table-row table:style-name="ro1">
          <table:table-cell office:value-type="date" office:date-value="2023-01-08T15:58:05" calcext:value-type="date">
            <text:p>2023-01-08 15:58:05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361855" calcext:value-type="float">
            <text:p>10,361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.49219" calcext:value-type="float">
            <text:p>113,49219</text:p>
          </table:table-cell>
          <table:table-cell/>
          <table:table-cell table:formula="of:=[.B18]+[.C18]+[.D18]+[.E18]+[.F18]+[.G18]" office:value-type="float" office:value="124.1157638" calcext:value-type="float">
            <text:p>124,1157638</text:p>
          </table:table-cell>
        </table:table-row>
        <table:table-row table:style-name="ro1">
          <table:table-cell office:value-type="date" office:date-value="2023-01-08T15:58:04" calcext:value-type="date">
            <text:p>2023-01-08 15:58:04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361855" calcext:value-type="float">
            <text:p>10,361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.49219" calcext:value-type="float">
            <text:p>113,49219</text:p>
          </table:table-cell>
          <table:table-cell/>
          <table:table-cell table:formula="of:=[.B19]+[.C19]+[.D19]+[.E19]+[.F19]+[.G19]" office:value-type="float" office:value="124.1157638" calcext:value-type="float">
            <text:p>124,1157638</text:p>
          </table:table-cell>
        </table:table-row>
        <table:table-row table:style-name="ro1">
          <table:table-cell office:value-type="date" office:date-value="2023-01-08T15:58:03" calcext:value-type="date">
            <text:p>2023-01-08 15:58:03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361855" calcext:value-type="float">
            <text:p>10,361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.49219" calcext:value-type="float">
            <text:p>113,49219</text:p>
          </table:table-cell>
          <table:table-cell/>
          <table:table-cell table:formula="of:=[.B20]+[.C20]+[.D20]+[.E20]+[.F20]+[.G20]" office:value-type="float" office:value="124.1157638" calcext:value-type="float">
            <text:p>124,1157638</text:p>
          </table:table-cell>
        </table:table-row>
        <table:table-row table:style-name="ro1">
          <table:table-cell office:value-type="date" office:date-value="2023-01-08T15:58:02" calcext:value-type="date">
            <text:p>2023-01-08 15:58:02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361855" calcext:value-type="float">
            <text:p>10,361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.49219" calcext:value-type="float">
            <text:p>113,49219</text:p>
          </table:table-cell>
          <table:table-cell/>
          <table:table-cell table:formula="of:=[.B21]+[.C21]+[.D21]+[.E21]+[.F21]+[.G21]" office:value-type="float" office:value="124.1157638" calcext:value-type="float">
            <text:p>124,1157638</text:p>
          </table:table-cell>
        </table:table-row>
        <table:table-row table:style-name="ro1">
          <table:table-cell office:value-type="date" office:date-value="2023-01-08T15:58:01" calcext:value-type="date">
            <text:p>2023-01-08 15:58:01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361855" calcext:value-type="float">
            <text:p>10,361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.49219" calcext:value-type="float">
            <text:p>113,49219</text:p>
          </table:table-cell>
          <table:table-cell/>
          <table:table-cell table:formula="of:=[.B22]+[.C22]+[.D22]+[.E22]+[.F22]+[.G22]" office:value-type="float" office:value="124.1157638" calcext:value-type="float">
            <text:p>124,1157638</text:p>
          </table:table-cell>
        </table:table-row>
        <table:table-row table:style-name="ro1">
          <table:table-cell office:value-type="date" office:date-value="2023-01-08T15:58:00" calcext:value-type="date">
            <text:p>2023-01-08 15:58:00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361855" calcext:value-type="float">
            <text:p>10,361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.49219" calcext:value-type="float">
            <text:p>113,49219</text:p>
          </table:table-cell>
          <table:table-cell/>
          <table:table-cell table:formula="of:=[.B23]+[.C23]+[.D23]+[.E23]+[.F23]+[.G23]" office:value-type="float" office:value="124.1157638" calcext:value-type="float">
            <text:p>124,1157638</text:p>
          </table:table-cell>
        </table:table-row>
        <table:table-row table:style-name="ro1">
          <table:table-cell office:value-type="date" office:date-value="2023-01-08T15:57:59" calcext:value-type="date">
            <text:p>2023-01-08 15:57:59</text:p>
          </table:table-cell>
          <table:table-cell office:value-type="float" office:value="156.39453" calcext:value-type="float">
            <text:p>156,39453</text:p>
          </table:table-cell>
          <table:table-cell office:value-type="float" office:value="0.375" calcext:value-type="float">
            <text:p>0,375</text:p>
          </table:table-cell>
          <table:table-cell office:value-type="float" office:value="25.26635" calcext:value-type="float">
            <text:p>25,2663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3.52344" calcext:value-type="float">
            <text:p>113,52344</text:p>
          </table:table-cell>
          <table:table-cell/>
          <table:table-cell table:formula="of:=[.B24]+[.C24]+[.D24]+[.E24]+[.F24]+[.G24]" office:value-type="float" office:value="331.55932" calcext:value-type="float">
            <text:p>331,55932</text:p>
          </table:table-cell>
        </table:table-row>
        <table:table-row table:style-name="ro1">
          <table:table-cell office:value-type="date" office:date-value="2023-01-08T15:57:58" calcext:value-type="date">
            <text:p>2023-01-08 15:57:58</text:p>
          </table:table-cell>
          <table:table-cell office:value-type="float" office:value="254.207" calcext:value-type="float">
            <text:p>254,207</text:p>
          </table:table-cell>
          <table:table-cell office:value-type="float" office:value="71.39062" calcext:value-type="float">
            <text:p>71,39062</text:p>
          </table:table-cell>
          <table:table-cell office:value-type="float" office:value="105.41972" calcext:value-type="float">
            <text:p>105,4197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4.54688" calcext:value-type="float">
            <text:p>114,54688</text:p>
          </table:table-cell>
          <table:table-cell/>
          <table:table-cell table:formula="of:=[.B25]+[.C25]+[.D25]+[.E25]+[.F25]+[.G25]" office:value-type="float" office:value="581.56422" calcext:value-type="float">
            <text:p>581,56422</text:p>
          </table:table-cell>
        </table:table-row>
        <table:table-row table:style-name="ro1">
          <table:table-cell office:value-type="date" office:date-value="2023-01-08T15:57:57" calcext:value-type="date">
            <text:p>2023-01-08 15:57:57</text:p>
          </table:table-cell>
          <table:table-cell office:value-type="float" office:value="169.8555" calcext:value-type="float">
            <text:p>169,8555</text:p>
          </table:table-cell>
          <table:table-cell office:value-type="float" office:value="30.625" calcext:value-type="float">
            <text:p>30,625</text:p>
          </table:table-cell>
          <table:table-cell office:value-type="float" office:value="83.22644" calcext:value-type="float">
            <text:p>83,2264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5.625" calcext:value-type="float">
            <text:p>115,625</text:p>
          </table:table-cell>
          <table:table-cell/>
          <table:table-cell table:formula="of:=[.B26]+[.C26]+[.D26]+[.E26]+[.F26]+[.G26]" office:value-type="float" office:value="435.33194" calcext:value-type="float">
            <text:p>435,33194</text:p>
          </table:table-cell>
        </table:table-row>
        <table:table-row table:style-name="ro1">
          <table:table-cell office:value-type="date" office:date-value="2023-01-08T15:57:56" calcext:value-type="date">
            <text:p>2023-01-08 15:57:56</text:p>
          </table:table-cell>
          <table:table-cell office:value-type="float" office:value="124.30469" calcext:value-type="float">
            <text:p>124,30469</text:p>
          </table:table-cell>
          <table:table-cell office:value-type="float" office:value="21.51562" calcext:value-type="float">
            <text:p>21,51562</text:p>
          </table:table-cell>
          <table:table-cell office:value-type="float" office:value="67.73598" calcext:value-type="float">
            <text:p>67,7359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4.37891" calcext:value-type="float">
            <text:p>114,37891</text:p>
          </table:table-cell>
          <table:table-cell/>
          <table:table-cell table:formula="of:=[.B27]+[.C27]+[.D27]+[.E27]+[.F27]+[.G27]" office:value-type="float" office:value="357.9352" calcext:value-type="float">
            <text:p>357,9352</text:p>
          </table:table-cell>
        </table:table-row>
        <table:table-row table:style-name="ro1">
          <table:table-cell office:value-type="date" office:date-value="2023-01-08T15:57:55" calcext:value-type="date">
            <text:p>2023-01-08 15:57:55</text:p>
          </table:table-cell>
          <table:table-cell office:value-type="float" office:value="14.179688" calcext:value-type="float">
            <text:p>14,179688</text:p>
          </table:table-cell>
          <table:table-cell office:value-type="float" office:value="0.3125" calcext:value-type="float">
            <text:p>0,3125</text:p>
          </table:table-cell>
          <table:table-cell office:value-type="float" office:value="10.557762" calcext:value-type="float">
            <text:p>10,5577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9.80078" calcext:value-type="float">
            <text:p>109,80078</text:p>
          </table:table-cell>
          <table:table-cell/>
          <table:table-cell table:formula="of:=[.B28]+[.C28]+[.D28]+[.E28]+[.F28]+[.G28]" office:value-type="float" office:value="138.85073" calcext:value-type="float">
            <text:p>138,85073</text:p>
          </table:table-cell>
        </table:table-row>
        <table:table-row table:style-name="ro1">
          <table:table-cell office:value-type="date" office:date-value="2023-01-08T15:57:54" calcext:value-type="date">
            <text:p>2023-01-08 15:57:54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338516" calcext:value-type="float">
            <text:p>10,338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.76953" calcext:value-type="float">
            <text:p>109,76953</text:p>
          </table:table-cell>
          <table:table-cell/>
          <table:table-cell table:formula="of:=[.B29]+[.C29]+[.D29]+[.E29]+[.F29]+[.G29]" office:value-type="float" office:value="120.3697648" calcext:value-type="float">
            <text:p>120,3697648</text:p>
          </table:table-cell>
        </table:table-row>
        <table:table-row table:style-name="ro1">
          <table:table-cell office:value-type="date" office:date-value="2023-01-08T15:57:53" calcext:value-type="date">
            <text:p>2023-01-08 15:57:53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338516" calcext:value-type="float">
            <text:p>10,338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.76953" calcext:value-type="float">
            <text:p>109,76953</text:p>
          </table:table-cell>
          <table:table-cell/>
          <table:table-cell table:formula="of:=[.B30]+[.C30]+[.D30]+[.E30]+[.F30]+[.G30]" office:value-type="float" office:value="120.3697648" calcext:value-type="float">
            <text:p>120,3697648</text:p>
          </table:table-cell>
        </table:table-row>
        <table:table-row table:style-name="ro1">
          <table:table-cell office:value-type="date" office:date-value="2023-01-08T15:57:52" calcext:value-type="date">
            <text:p>2023-01-08 15:57:52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338516" calcext:value-type="float">
            <text:p>10,338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.76953" calcext:value-type="float">
            <text:p>109,76953</text:p>
          </table:table-cell>
          <table:table-cell/>
          <table:table-cell table:formula="of:=[.B31]+[.C31]+[.D31]+[.E31]+[.F31]+[.G31]" office:value-type="float" office:value="120.3697648" calcext:value-type="float">
            <text:p>120,3697648</text:p>
          </table:table-cell>
        </table:table-row>
        <table:table-row table:style-name="ro1">
          <table:table-cell office:value-type="date" office:date-value="2023-01-08T15:57:51" calcext:value-type="date">
            <text:p>2023-01-08 15:57:51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338516" calcext:value-type="float">
            <text:p>10,338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.76953" calcext:value-type="float">
            <text:p>109,76953</text:p>
          </table:table-cell>
          <table:table-cell/>
          <table:table-cell table:formula="of:=[.B32]+[.C32]+[.D32]+[.E32]+[.F32]+[.G32]" office:value-type="float" office:value="120.3697648" calcext:value-type="float">
            <text:p>120,3697648</text:p>
          </table:table-cell>
        </table:table-row>
        <table:table-row table:style-name="ro1">
          <table:table-cell office:value-type="date" office:date-value="2023-01-08T15:57:50" calcext:value-type="date">
            <text:p>2023-01-08 15:57:50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338516" calcext:value-type="float">
            <text:p>10,338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.76953" calcext:value-type="float">
            <text:p>109,76953</text:p>
          </table:table-cell>
          <table:table-cell/>
          <table:table-cell table:formula="of:=[.B33]+[.C33]+[.D33]+[.E33]+[.F33]+[.G33]" office:value-type="float" office:value="120.3697648" calcext:value-type="float">
            <text:p>120,3697648</text:p>
          </table:table-cell>
        </table:table-row>
        <table:table-row table:style-name="ro1">
          <table:table-cell office:value-type="date" office:date-value="2023-01-08T15:57:49" calcext:value-type="date">
            <text:p>2023-01-08 15:57:49</text:p>
          </table:table-cell>
          <table:table-cell office:value-type="float" office:value="252.9531" calcext:value-type="float">
            <text:p>252,9531</text:p>
          </table:table-cell>
          <table:table-cell office:value-type="float" office:value="69.25" calcext:value-type="float">
            <text:p>69,25</text:p>
          </table:table-cell>
          <table:table-cell office:value-type="float" office:value="104.13647" calcext:value-type="float">
            <text:p>104,1364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0.91016" calcext:value-type="float">
            <text:p>110,91016</text:p>
          </table:table-cell>
          <table:table-cell/>
          <table:table-cell table:formula="of:=[.B34]+[.C34]+[.D34]+[.E34]+[.F34]+[.G34]" office:value-type="float" office:value="567.24973" calcext:value-type="float">
            <text:p>567,24973</text:p>
          </table:table-cell>
        </table:table-row>
        <table:table-row table:style-name="ro1">
          <table:table-cell office:value-type="date" office:date-value="2023-01-08T15:57:48" calcext:value-type="date">
            <text:p>2023-01-08 15:57:48</text:p>
          </table:table-cell>
          <table:table-cell office:value-type="float" office:value="160.92188" calcext:value-type="float">
            <text:p>160,92188</text:p>
          </table:table-cell>
          <table:table-cell office:value-type="float" office:value="34.92188" calcext:value-type="float">
            <text:p>34,92188</text:p>
          </table:table-cell>
          <table:table-cell office:value-type="float" office:value="85.55708" calcext:value-type="float">
            <text:p>85,5570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.4375" calcext:value-type="float">
            <text:p>112,4375</text:p>
          </table:table-cell>
          <table:table-cell/>
          <table:table-cell table:formula="of:=[.B35]+[.C35]+[.D35]+[.E35]+[.F35]+[.G35]" office:value-type="float" office:value="423.83834" calcext:value-type="float">
            <text:p>423,83834</text:p>
          </table:table-cell>
        </table:table-row>
        <table:table-row table:style-name="ro1">
          <table:table-cell office:value-type="date" office:date-value="2023-01-08T15:57:47" calcext:value-type="date">
            <text:p>2023-01-08 15:57:47</text:p>
          </table:table-cell>
          <table:table-cell office:value-type="float" office:value="81.67578" calcext:value-type="float">
            <text:p>81,67578</text:p>
          </table:table-cell>
          <table:table-cell office:value-type="float" office:value="11.515625" calcext:value-type="float">
            <text:p>11,515625</text:p>
          </table:table-cell>
          <table:table-cell office:value-type="float" office:value="45.67654" calcext:value-type="float">
            <text:p>45,6765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7.92578" calcext:value-type="float">
            <text:p>107,92578</text:p>
          </table:table-cell>
          <table:table-cell/>
          <table:table-cell table:formula="of:=[.B36]+[.C36]+[.D36]+[.E36]+[.F36]+[.G36]" office:value-type="float" office:value="272.793725" calcext:value-type="float">
            <text:p>272,793725</text:p>
          </table:table-cell>
        </table:table-row>
        <table:table-row table:style-name="ro1">
          <table:table-cell office:value-type="date" office:date-value="2023-01-08T15:57:46" calcext:value-type="date">
            <text:p>2023-01-08 15:57:46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310661" calcext:value-type="float">
            <text:p>10,310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78516" calcext:value-type="float">
            <text:p>102,78516</text:p>
          </table:table-cell>
          <table:table-cell/>
          <table:table-cell table:formula="of:=[.B37]+[.C37]+[.D37]+[.E37]+[.F37]+[.G37]" office:value-type="float" office:value="113.3575398" calcext:value-type="float">
            <text:p>113,3575398</text:p>
          </table:table-cell>
        </table:table-row>
        <table:table-row table:style-name="ro1">
          <table:table-cell office:value-type="date" office:date-value="2023-01-08T15:57:45" calcext:value-type="date">
            <text:p>2023-01-08 15:57:45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310661" calcext:value-type="float">
            <text:p>10,310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78516" calcext:value-type="float">
            <text:p>102,78516</text:p>
          </table:table-cell>
          <table:table-cell/>
          <table:table-cell table:formula="of:=[.B38]+[.C38]+[.D38]+[.E38]+[.F38]+[.G38]" office:value-type="float" office:value="113.3575398" calcext:value-type="float">
            <text:p>113,3575398</text:p>
          </table:table-cell>
        </table:table-row>
        <table:table-row table:style-name="ro1">
          <table:table-cell office:value-type="date" office:date-value="2023-01-08T15:57:44" calcext:value-type="date">
            <text:p>2023-01-08 15:57:44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310661" calcext:value-type="float">
            <text:p>10,310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78516" calcext:value-type="float">
            <text:p>102,78516</text:p>
          </table:table-cell>
          <table:table-cell/>
          <table:table-cell table:formula="of:=[.B39]+[.C39]+[.D39]+[.E39]+[.F39]+[.G39]" office:value-type="float" office:value="113.3575398" calcext:value-type="float">
            <text:p>113,3575398</text:p>
          </table:table-cell>
        </table:table-row>
        <table:table-row table:style-name="ro1">
          <table:table-cell office:value-type="date" office:date-value="2023-01-08T15:57:43" calcext:value-type="date">
            <text:p>2023-01-08 15:57:43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310661" calcext:value-type="float">
            <text:p>10,310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78516" calcext:value-type="float">
            <text:p>102,78516</text:p>
          </table:table-cell>
          <table:table-cell/>
          <table:table-cell table:formula="of:=[.B40]+[.C40]+[.D40]+[.E40]+[.F40]+[.G40]" office:value-type="float" office:value="113.3575398" calcext:value-type="float">
            <text:p>113,3575398</text:p>
          </table:table-cell>
        </table:table-row>
        <table:table-row table:style-name="ro1">
          <table:table-cell office:value-type="date" office:date-value="2023-01-08T15:57:42" calcext:value-type="date">
            <text:p>2023-01-08 15:57:42</text:p>
          </table:table-cell>
          <table:table-cell office:value-type="float" office:value="198.6602" calcext:value-type="float">
            <text:p>198,6602</text:p>
          </table:table-cell>
          <table:table-cell office:value-type="float" office:value="26.35938" calcext:value-type="float">
            <text:p>26,35938</text:p>
          </table:table-cell>
          <table:table-cell office:value-type="float" office:value="78.1384" calcext:value-type="float">
            <text:p>78,138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2.81641" calcext:value-type="float">
            <text:p>102,81641</text:p>
          </table:table-cell>
          <table:table-cell/>
          <table:table-cell table:formula="of:=[.B41]+[.C41]+[.D41]+[.E41]+[.F41]+[.G41]" office:value-type="float" office:value="423.97439" calcext:value-type="float">
            <text:p>423,97439</text:p>
          </table:table-cell>
        </table:table-row>
        <table:table-row table:style-name="ro1">
          <table:table-cell office:value-type="date" office:date-value="2023-01-08T15:57:41" calcext:value-type="date">
            <text:p>2023-01-08 15:57:41</text:p>
          </table:table-cell>
          <table:table-cell office:value-type="float" office:value="241.5234" calcext:value-type="float">
            <text:p>241,5234</text:p>
          </table:table-cell>
          <table:table-cell office:value-type="float" office:value="71.09375" calcext:value-type="float">
            <text:p>71,09375</text:p>
          </table:table-cell>
          <table:table-cell office:value-type="float" office:value="105.23706" calcext:value-type="float">
            <text:p>105,2370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3.41406" calcext:value-type="float">
            <text:p>103,41406</text:p>
          </table:table-cell>
          <table:table-cell/>
          <table:table-cell table:formula="of:=[.B42]+[.C42]+[.D42]+[.E42]+[.F42]+[.G42]" office:value-type="float" office:value="539.26827" calcext:value-type="float">
            <text:p>539,26827</text:p>
          </table:table-cell>
        </table:table-row>
        <table:table-row table:style-name="ro1">
          <table:table-cell office:value-type="date" office:date-value="2023-01-08T15:57:40" calcext:value-type="date">
            <text:p>2023-01-08 15:57:40</text:p>
          </table:table-cell>
          <table:table-cell office:value-type="float" office:value="124.25391" calcext:value-type="float">
            <text:p>124,25391</text:p>
          </table:table-cell>
          <table:table-cell office:value-type="float" office:value="23.21875" calcext:value-type="float">
            <text:p>23,21875</text:p>
          </table:table-cell>
          <table:table-cell office:value-type="float" office:value="78.48413" calcext:value-type="float">
            <text:p>78,484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6.58203" calcext:value-type="float">
            <text:p>106,58203</text:p>
          </table:table-cell>
          <table:table-cell/>
          <table:table-cell table:formula="of:=[.B43]+[.C43]+[.D43]+[.E43]+[.F43]+[.G43]" office:value-type="float" office:value="348.53882" calcext:value-type="float">
            <text:p>348,53882</text:p>
          </table:table-cell>
        </table:table-row>
        <table:table-row table:style-name="ro1">
          <table:table-cell office:value-type="date" office:date-value="2023-01-08T15:57:39" calcext:value-type="date">
            <text:p>2023-01-08 15:57:39</text:p>
          </table:table-cell>
          <table:table-cell office:value-type="float" office:value="26.83203" calcext:value-type="float">
            <text:p>26,83203</text:p>
          </table:table-cell>
          <table:table-cell office:value-type="float" office:value="0.78125" calcext:value-type="float">
            <text:p>0,78125</text:p>
          </table:table-cell>
          <table:table-cell office:value-type="float" office:value="11.787628" calcext:value-type="float">
            <text:p>11,7876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9.20703" calcext:value-type="float">
            <text:p>99,20703</text:p>
          </table:table-cell>
          <table:table-cell/>
          <table:table-cell table:formula="of:=[.B44]+[.C44]+[.D44]+[.E44]+[.F44]+[.G44]" office:value-type="float" office:value="148.607938" calcext:value-type="float">
            <text:p>148,607938</text:p>
          </table:table-cell>
        </table:table-row>
        <table:table-row table:style-name="ro1">
          <table:table-cell office:value-type="date" office:date-value="2023-01-08T15:57:38" calcext:value-type="date">
            <text:p>2023-01-08 15:57:38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286194" calcext:value-type="float">
            <text:p>10,286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06641" calcext:value-type="float">
            <text:p>99,06641</text:p>
          </table:table-cell>
          <table:table-cell/>
          <table:table-cell table:formula="of:=[.B45]+[.C45]+[.D45]+[.E45]+[.F45]+[.G45]" office:value-type="float" office:value="109.6143228" calcext:value-type="float">
            <text:p>109,6143228</text:p>
          </table:table-cell>
        </table:table-row>
        <table:table-row table:style-name="ro1">
          <table:table-cell office:value-type="date" office:date-value="2023-01-08T15:57:37" calcext:value-type="date">
            <text:p>2023-01-08 15:57:37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286194" calcext:value-type="float">
            <text:p>10,286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06641" calcext:value-type="float">
            <text:p>99,06641</text:p>
          </table:table-cell>
          <table:table-cell/>
          <table:table-cell table:formula="of:=[.B46]+[.C46]+[.D46]+[.E46]+[.F46]+[.G46]" office:value-type="float" office:value="109.6143228" calcext:value-type="float">
            <text:p>109,6143228</text:p>
          </table:table-cell>
        </table:table-row>
        <table:table-row table:style-name="ro1">
          <table:table-cell office:value-type="date" office:date-value="2023-01-08T15:57:36" calcext:value-type="date">
            <text:p>2023-01-08 15:57:36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286194" calcext:value-type="float">
            <text:p>10,286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06641" calcext:value-type="float">
            <text:p>99,06641</text:p>
          </table:table-cell>
          <table:table-cell/>
          <table:table-cell table:formula="of:=[.B47]+[.C47]+[.D47]+[.E47]+[.F47]+[.G47]" office:value-type="float" office:value="109.6143228" calcext:value-type="float">
            <text:p>109,6143228</text:p>
          </table:table-cell>
        </table:table-row>
        <table:table-row table:style-name="ro1">
          <table:table-cell office:value-type="date" office:date-value="2023-01-08T15:57:35" calcext:value-type="date">
            <text:p>2023-01-08 15:57:35</text:p>
          </table:table-cell>
          <table:table-cell office:value-type="float" office:value="156.64844" calcext:value-type="float">
            <text:p>156,64844</text:p>
          </table:table-cell>
          <table:table-cell office:value-type="float" office:value="0.359375" calcext:value-type="float">
            <text:p>0,359375</text:p>
          </table:table-cell>
          <table:table-cell office:value-type="float" office:value="30.30647" calcext:value-type="float">
            <text:p>30,3064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9.09766" calcext:value-type="float">
            <text:p>99,09766</text:p>
          </table:table-cell>
          <table:table-cell/>
          <table:table-cell table:formula="of:=[.B48]+[.C48]+[.D48]+[.E48]+[.F48]+[.G48]" office:value-type="float" office:value="304.411945" calcext:value-type="float">
            <text:p>304,411945</text:p>
          </table:table-cell>
        </table:table-row>
        <table:table-row table:style-name="ro1">
          <table:table-cell office:value-type="date" office:date-value="2023-01-08T15:57:34" calcext:value-type="date">
            <text:p>2023-01-08 15:57:34</text:p>
          </table:table-cell>
          <table:table-cell office:value-type="float" office:value="270.832" calcext:value-type="float">
            <text:p>270,832</text:p>
          </table:table-cell>
          <table:table-cell office:value-type="float" office:value="80.0625" calcext:value-type="float">
            <text:p>80,0625</text:p>
          </table:table-cell>
          <table:table-cell office:value-type="float" office:value="110.00043" calcext:value-type="float">
            <text:p>110,0004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0.44922" calcext:value-type="float">
            <text:p>100,44922</text:p>
          </table:table-cell>
          <table:table-cell/>
          <table:table-cell table:formula="of:=[.B49]+[.C49]+[.D49]+[.E49]+[.F49]+[.G49]" office:value-type="float" office:value="579.34415" calcext:value-type="float">
            <text:p>579,34415</text:p>
          </table:table-cell>
        </table:table-row>
        <table:table-row table:style-name="ro1">
          <table:table-cell office:value-type="date" office:date-value="2023-01-08T15:57:33" calcext:value-type="date">
            <text:p>2023-01-08 15:57:33</text:p>
          </table:table-cell>
          <table:table-cell office:value-type="float" office:value="168.7031" calcext:value-type="float">
            <text:p>168,7031</text:p>
          </table:table-cell>
          <table:table-cell office:value-type="float" office:value="39.48438" calcext:value-type="float">
            <text:p>39,48438</text:p>
          </table:table-cell>
          <table:table-cell office:value-type="float" office:value="87.96805" calcext:value-type="float">
            <text:p>87,9680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B50]+[.C50]+[.D50]+[.E50]+[.F50]+[.G50]" office:value-type="float" office:value="416.15553" calcext:value-type="float">
            <text:p>416,15553</text:p>
          </table:table-cell>
        </table:table-row>
        <table:table-row table:style-name="ro1">
          <table:table-cell office:value-type="date" office:date-value="2023-01-08T15:57:32" calcext:value-type="date">
            <text:p>2023-01-08 15:57:32</text:p>
          </table:table-cell>
          <table:table-cell office:value-type="float" office:value="81.17578" calcext:value-type="float">
            <text:p>81,17578</text:p>
          </table:table-cell>
          <table:table-cell office:value-type="float" office:value="14.515625" calcext:value-type="float">
            <text:p>14,515625</text:p>
          </table:table-cell>
          <table:table-cell office:value-type="float" office:value="49.83364" calcext:value-type="float">
            <text:p>49,8336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8.14453" calcext:value-type="float">
            <text:p>98,14453</text:p>
          </table:table-cell>
          <table:table-cell/>
          <table:table-cell table:formula="of:=[.B51]+[.C51]+[.D51]+[.E51]+[.F51]+[.G51]" office:value-type="float" office:value="259.669575" calcext:value-type="float">
            <text:p>259,669575</text:p>
          </table:table-cell>
        </table:table-row>
        <table:table-row table:style-name="ro1">
          <table:table-cell office:value-type="date" office:date-value="2023-01-08T15:57:31" calcext:value-type="date">
            <text:p>2023-01-08 15:57:31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267937" calcext:value-type="float">
            <text:p>10,267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67578" calcext:value-type="float">
            <text:p>96,67578</text:p>
          </table:table-cell>
          <table:table-cell/>
          <table:table-cell table:formula="of:=[.B52]+[.C52]+[.D52]+[.E52]+[.F52]+[.G52]" office:value-type="float" office:value="107.2054358" calcext:value-type="float">
            <text:p>107,2054358</text:p>
          </table:table-cell>
        </table:table-row>
        <table:table-row table:style-name="ro1">
          <table:table-cell office:value-type="date" office:date-value="2023-01-08T15:57:30" calcext:value-type="date">
            <text:p>2023-01-08 15:57:30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267937" calcext:value-type="float">
            <text:p>10,267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67578" calcext:value-type="float">
            <text:p>96,67578</text:p>
          </table:table-cell>
          <table:table-cell/>
          <table:table-cell table:formula="of:=[.B53]+[.C53]+[.D53]+[.E53]+[.F53]+[.G53]" office:value-type="float" office:value="107.2054358" calcext:value-type="float">
            <text:p>107,2054358</text:p>
          </table:table-cell>
        </table:table-row>
        <table:table-row table:style-name="ro1">
          <table:table-cell office:value-type="date" office:date-value="2023-01-08T15:57:29" calcext:value-type="date">
            <text:p>2023-01-08 15:57:29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267937" calcext:value-type="float">
            <text:p>10,267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67578" calcext:value-type="float">
            <text:p>96,67578</text:p>
          </table:table-cell>
          <table:table-cell/>
          <table:table-cell table:formula="of:=[.B54]+[.C54]+[.D54]+[.E54]+[.F54]+[.G54]" office:value-type="float" office:value="107.2054358" calcext:value-type="float">
            <text:p>107,2054358</text:p>
          </table:table-cell>
        </table:table-row>
        <table:table-row table:style-name="ro1">
          <table:table-cell office:value-type="date" office:date-value="2023-01-08T15:57:28" calcext:value-type="date">
            <text:p>2023-01-08 15:57:28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267937" calcext:value-type="float">
            <text:p>10,267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67578" calcext:value-type="float">
            <text:p>96,67578</text:p>
          </table:table-cell>
          <table:table-cell/>
          <table:table-cell table:formula="of:=[.B55]+[.C55]+[.D55]+[.E55]+[.F55]+[.G55]" office:value-type="float" office:value="107.2054358" calcext:value-type="float">
            <text:p>107,2054358</text:p>
          </table:table-cell>
        </table:table-row>
        <table:table-row table:style-name="ro1">
          <table:table-cell office:value-type="date" office:date-value="2023-01-08T15:57:27" calcext:value-type="date">
            <text:p>2023-01-08 15:57:27</text:p>
          </table:table-cell>
          <table:table-cell office:value-type="float" office:value="259.0703" calcext:value-type="float">
            <text:p>259,0703</text:p>
          </table:table-cell>
          <table:table-cell office:value-type="float" office:value="75.09375" calcext:value-type="float">
            <text:p>75,09375</text:p>
          </table:table-cell>
          <table:table-cell office:value-type="float" office:value="107.18379" calcext:value-type="float">
            <text:p>107,1837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7.76953" calcext:value-type="float">
            <text:p>97,76953</text:p>
          </table:table-cell>
          <table:table-cell/>
          <table:table-cell table:formula="of:=[.B56]+[.C56]+[.D56]+[.E56]+[.F56]+[.G56]" office:value-type="float" office:value="555.11737" calcext:value-type="float">
            <text:p>555,11737</text:p>
          </table:table-cell>
        </table:table-row>
        <table:table-row table:style-name="ro1">
          <table:table-cell office:value-type="date" office:date-value="2023-01-08T15:57:26" calcext:value-type="date">
            <text:p>2023-01-08 15:57:26</text:p>
          </table:table-cell>
          <table:table-cell office:value-type="float" office:value="157.40234" calcext:value-type="float">
            <text:p>157,40234</text:p>
          </table:table-cell>
          <table:table-cell office:value-type="float" office:value="36.21875" calcext:value-type="float">
            <text:p>36,21875</text:p>
          </table:table-cell>
          <table:table-cell office:value-type="float" office:value="86.19825" calcext:value-type="float">
            <text:p>86,1982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9.78906" calcext:value-type="float">
            <text:p>99,78906</text:p>
          </table:table-cell>
          <table:table-cell/>
          <table:table-cell table:formula="of:=[.B57]+[.C57]+[.D57]+[.E57]+[.F57]+[.G57]" office:value-type="float" office:value="395.6084" calcext:value-type="float">
            <text:p>395,6084</text:p>
          </table:table-cell>
        </table:table-row>
        <table:table-row table:style-name="ro1">
          <table:table-cell office:value-type="date" office:date-value="2023-01-08T15:57:25" calcext:value-type="date">
            <text:p>2023-01-08 15:57:25</text:p>
          </table:table-cell>
          <table:table-cell office:value-type="float" office:value="87.12109" calcext:value-type="float">
            <text:p>87,12109</text:p>
          </table:table-cell>
          <table:table-cell office:value-type="float" office:value="13.890625" calcext:value-type="float">
            <text:p>13,890625</text:p>
          </table:table-cell>
          <table:table-cell office:value-type="float" office:value="50.75731" calcext:value-type="float">
            <text:p>50,7573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6.58203" calcext:value-type="float">
            <text:p>96,58203</text:p>
          </table:table-cell>
          <table:table-cell/>
          <table:table-cell table:formula="of:=[.B58]+[.C58]+[.D58]+[.E58]+[.F58]+[.G58]" office:value-type="float" office:value="264.351055" calcext:value-type="float">
            <text:p>264,351055</text:p>
          </table:table-cell>
        </table:table-row>
        <table:table-row table:style-name="ro1">
          <table:table-cell office:value-type="date" office:date-value="2023-01-08T15:57:24" calcext:value-type="date">
            <text:p>2023-01-08 15:57:24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247986" calcext:value-type="float">
            <text:p>10,247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78516" calcext:value-type="float">
            <text:p>90,78516</text:p>
          </table:table-cell>
          <table:table-cell/>
          <table:table-cell table:formula="of:=[.B59]+[.C59]+[.D59]+[.E59]+[.F59]+[.G59]" office:value-type="float" office:value="101.2948648" calcext:value-type="float">
            <text:p>101,2948648</text:p>
          </table:table-cell>
        </table:table-row>
        <table:table-row table:style-name="ro1">
          <table:table-cell office:value-type="date" office:date-value="2023-01-08T15:57:23" calcext:value-type="date">
            <text:p>2023-01-08 15:57:23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247986" calcext:value-type="float">
            <text:p>10,247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78516" calcext:value-type="float">
            <text:p>90,78516</text:p>
          </table:table-cell>
          <table:table-cell/>
          <table:table-cell table:formula="of:=[.B60]+[.C60]+[.D60]+[.E60]+[.F60]+[.G60]" office:value-type="float" office:value="101.2948648" calcext:value-type="float">
            <text:p>101,2948648</text:p>
          </table:table-cell>
        </table:table-row>
        <table:table-row table:style-name="ro1">
          <table:table-cell office:value-type="date" office:date-value="2023-01-08T15:57:22" calcext:value-type="date">
            <text:p>2023-01-08 15:57:22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247986" calcext:value-type="float">
            <text:p>10,247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78516" calcext:value-type="float">
            <text:p>90,78516</text:p>
          </table:table-cell>
          <table:table-cell/>
          <table:table-cell table:formula="of:=[.B61]+[.C61]+[.D61]+[.E61]+[.F61]+[.G61]" office:value-type="float" office:value="101.2948648" calcext:value-type="float">
            <text:p>101,2948648</text:p>
          </table:table-cell>
        </table:table-row>
        <table:table-row table:style-name="ro1">
          <table:table-cell office:value-type="date" office:date-value="2023-01-08T15:57:21" calcext:value-type="date">
            <text:p>2023-01-08 15:57:21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247986" calcext:value-type="float">
            <text:p>10,247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78516" calcext:value-type="float">
            <text:p>90,78516</text:p>
          </table:table-cell>
          <table:table-cell/>
          <table:table-cell table:formula="of:=[.B62]+[.C62]+[.D62]+[.E62]+[.F62]+[.G62]" office:value-type="float" office:value="101.2948648" calcext:value-type="float">
            <text:p>101,2948648</text:p>
          </table:table-cell>
        </table:table-row>
        <table:table-row table:style-name="ro1">
          <table:table-cell office:value-type="date" office:date-value="2023-01-08T15:57:20" calcext:value-type="date">
            <text:p>2023-01-08 15:57:20</text:p>
          </table:table-cell>
          <table:table-cell office:value-type="float" office:value="156.90234" calcext:value-type="float">
            <text:p>156,90234</text:p>
          </table:table-cell>
          <table:table-cell office:value-type="float" office:value="0.375" calcext:value-type="float">
            <text:p>0,375</text:p>
          </table:table-cell>
          <table:table-cell office:value-type="float" office:value="29.16658" calcext:value-type="float">
            <text:p>29,1665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0.81641" calcext:value-type="float">
            <text:p>90,81641</text:p>
          </table:table-cell>
          <table:table-cell/>
          <table:table-cell table:formula="of:=[.B63]+[.C63]+[.D63]+[.E63]+[.F63]+[.G63]" office:value-type="float" office:value="293.26033" calcext:value-type="float">
            <text:p>293,26033</text:p>
          </table:table-cell>
        </table:table-row>
        <table:table-row table:style-name="ro1">
          <table:table-cell office:value-type="date" office:date-value="2023-01-08T15:57:19" calcext:value-type="date">
            <text:p>2023-01-08 15:57:19</text:p>
          </table:table-cell>
          <table:table-cell office:value-type="float" office:value="271.2383" calcext:value-type="float">
            <text:p>271,2383</text:p>
          </table:table-cell>
          <table:table-cell office:value-type="float" office:value="87.51562" calcext:value-type="float">
            <text:p>87,51562</text:p>
          </table:table-cell>
          <table:table-cell office:value-type="float" office:value="114.15762" calcext:value-type="float">
            <text:p>114,1576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1.52734" calcext:value-type="float">
            <text:p>91,52734</text:p>
          </table:table-cell>
          <table:table-cell/>
          <table:table-cell table:formula="of:=[.B64]+[.C64]+[.D64]+[.E64]+[.F64]+[.G64]" office:value-type="float" office:value="580.43888" calcext:value-type="float">
            <text:p>580,43888</text:p>
          </table:table-cell>
        </table:table-row>
        <table:table-row table:style-name="ro1">
          <table:table-cell office:value-type="date" office:date-value="2023-01-08T15:57:18" calcext:value-type="date">
            <text:p>2023-01-08 15:57:18</text:p>
          </table:table-cell>
          <table:table-cell office:value-type="float" office:value="77.52344" calcext:value-type="float">
            <text:p>77,52344</text:p>
          </table:table-cell>
          <table:table-cell office:value-type="float" office:value="4.203125" calcext:value-type="float">
            <text:p>4,203125</text:p>
          </table:table-cell>
          <table:table-cell office:value-type="float" office:value="68.7077" calcext:value-type="float">
            <text:p>68,707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5.13281" calcext:value-type="float">
            <text:p>95,13281</text:p>
          </table:table-cell>
          <table:table-cell/>
          <table:table-cell table:formula="of:=[.B65]+[.C65]+[.D65]+[.E65]+[.F65]+[.G65]" office:value-type="float" office:value="261.567075" calcext:value-type="float">
            <text:p>261,567075</text:p>
          </table:table-cell>
        </table:table-row>
        <table:table-row table:style-name="ro1">
          <table:table-cell office:value-type="date" office:date-value="2023-01-08T15:57:17" calcext:value-type="date">
            <text:p>2023-01-08 15:57:17</text:p>
          </table:table-cell>
          <table:table-cell office:value-type="float" office:value="36.40234" calcext:value-type="float">
            <text:p>36,40234</text:p>
          </table:table-cell>
          <table:table-cell office:value-type="float" office:value="1.765625" calcext:value-type="float">
            <text:p>1,765625</text:p>
          </table:table-cell>
          <table:table-cell office:value-type="float" office:value="15.940979" calcext:value-type="float">
            <text:p>15,94097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7.41797" calcext:value-type="float">
            <text:p>87,41797</text:p>
          </table:table-cell>
          <table:table-cell/>
          <table:table-cell table:formula="of:=[.B66]+[.C66]+[.D66]+[.E66]+[.F66]+[.G66]" office:value-type="float" office:value="153.526914" calcext:value-type="float">
            <text:p>153,526914</text:p>
          </table:table-cell>
        </table:table-row>
        <table:table-row table:style-name="ro1">
          <table:table-cell office:value-type="date" office:date-value="2023-01-08T15:57:16" calcext:value-type="date">
            <text:p>2023-01-08 15:57:16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236504" calcext:value-type="float">
            <text:p>10,236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13672" calcext:value-type="float">
            <text:p>88,13672</text:p>
          </table:table-cell>
          <table:table-cell/>
          <table:table-cell table:formula="of:=[.B67]+[.C67]+[.D67]+[.E67]+[.F67]+[.G67]" office:value-type="float" office:value="98.6349428" calcext:value-type="float">
            <text:p>98,6349428</text:p>
          </table:table-cell>
        </table:table-row>
        <table:table-row table:style-name="ro1">
          <table:table-cell office:value-type="date" office:date-value="2023-01-08T15:57:15" calcext:value-type="date">
            <text:p>2023-01-08 15:57:15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236504" calcext:value-type="float">
            <text:p>10,236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13672" calcext:value-type="float">
            <text:p>88,13672</text:p>
          </table:table-cell>
          <table:table-cell/>
          <table:table-cell table:formula="of:=[.B68]+[.C68]+[.D68]+[.E68]+[.F68]+[.G68]" office:value-type="float" office:value="98.6349428" calcext:value-type="float">
            <text:p>98,6349428</text:p>
          </table:table-cell>
        </table:table-row>
        <table:table-row table:style-name="ro1">
          <table:table-cell office:value-type="date" office:date-value="2023-01-08T15:57:14" calcext:value-type="date">
            <text:p>2023-01-08 15:57:14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236504" calcext:value-type="float">
            <text:p>10,236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13672" calcext:value-type="float">
            <text:p>88,13672</text:p>
          </table:table-cell>
          <table:table-cell/>
          <table:table-cell table:formula="of:=[.B69]+[.C69]+[.D69]+[.E69]+[.F69]+[.G69]" office:value-type="float" office:value="98.6349428" calcext:value-type="float">
            <text:p>98,6349428</text:p>
          </table:table-cell>
        </table:table-row>
        <table:table-row table:style-name="ro1">
          <table:table-cell office:value-type="date" office:date-value="2023-01-08T15:57:13" calcext:value-type="date">
            <text:p>2023-01-08 15:57:13</text:p>
          </table:table-cell>
          <table:table-cell office:value-type="float" office:value="193.3867" calcext:value-type="float">
            <text:p>193,3867</text:p>
          </table:table-cell>
          <table:table-cell office:value-type="float" office:value="26.32812" calcext:value-type="float">
            <text:p>26,32812</text:p>
          </table:table-cell>
          <table:table-cell office:value-type="float" office:value="58.55849" calcext:value-type="float">
            <text:p>58,5584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8.66797" calcext:value-type="float">
            <text:p>88,66797</text:p>
          </table:table-cell>
          <table:table-cell/>
          <table:table-cell table:formula="of:=[.B70]+[.C70]+[.D70]+[.E70]+[.F70]+[.G70]" office:value-type="float" office:value="382.94128" calcext:value-type="float">
            <text:p>382,94128</text:p>
          </table:table-cell>
        </table:table-row>
        <table:table-row table:style-name="ro1">
          <table:table-cell office:value-type="date" office:date-value="2023-01-08T15:57:12" calcext:value-type="date">
            <text:p>2023-01-08 15:57:12</text:p>
          </table:table-cell>
          <table:table-cell office:value-type="float" office:value="229.543" calcext:value-type="float">
            <text:p>229,543</text:p>
          </table:table-cell>
          <table:table-cell office:value-type="float" office:value="66.0625" calcext:value-type="float">
            <text:p>66,0625</text:p>
          </table:table-cell>
          <table:table-cell office:value-type="float" office:value="102.43707" calcext:value-type="float">
            <text:p>102,4370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8.98438" calcext:value-type="float">
            <text:p>88,98438</text:p>
          </table:table-cell>
          <table:table-cell/>
          <table:table-cell table:formula="of:=[.B71]+[.C71]+[.D71]+[.E71]+[.F71]+[.G71]" office:value-type="float" office:value="503.02695" calcext:value-type="float">
            <text:p>503,02695</text:p>
          </table:table-cell>
        </table:table-row>
        <table:table-row table:style-name="ro1">
          <table:table-cell office:value-type="date" office:date-value="2023-01-08T15:57:11" calcext:value-type="date">
            <text:p>2023-01-08 15:57:11</text:p>
          </table:table-cell>
          <table:table-cell office:value-type="float" office:value="90.62891" calcext:value-type="float">
            <text:p>90,62891</text:p>
          </table:table-cell>
          <table:table-cell office:value-type="float" office:value="18.34375" calcext:value-type="float">
            <text:p>18,34375</text:p>
          </table:table-cell>
          <table:table-cell office:value-type="float" office:value="69.97923" calcext:value-type="float">
            <text:p>69,979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0.85547" calcext:value-type="float">
            <text:p>90,85547</text:p>
          </table:table-cell>
          <table:table-cell/>
          <table:table-cell table:formula="of:=[.B72]+[.C72]+[.D72]+[.E72]+[.F72]+[.G72]" office:value-type="float" office:value="285.80736" calcext:value-type="float">
            <text:p>285,80736</text:p>
          </table:table-cell>
        </table:table-row>
        <table:table-row table:style-name="ro1">
          <table:table-cell office:value-type="date" office:date-value="2023-01-08T15:57:10" calcext:value-type="date">
            <text:p>2023-01-08 15:57:10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21373" calcext:value-type="float">
            <text:p>10,21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63281" calcext:value-type="float">
            <text:p>83,63281</text:p>
          </table:table-cell>
          <table:table-cell/>
          <table:table-cell table:formula="of:=[.B73]+[.C73]+[.D73]+[.E73]+[.F73]+[.G73]" office:value-type="float" office:value="94.1082588" calcext:value-type="float">
            <text:p>94,1082588</text:p>
          </table:table-cell>
        </table:table-row>
        <table:table-row table:style-name="ro1">
          <table:table-cell office:value-type="date" office:date-value="2023-01-08T15:57:09" calcext:value-type="date">
            <text:p>2023-01-08 15:57:09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21373" calcext:value-type="float">
            <text:p>10,21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63281" calcext:value-type="float">
            <text:p>83,63281</text:p>
          </table:table-cell>
          <table:table-cell/>
          <table:table-cell table:formula="of:=[.B74]+[.C74]+[.D74]+[.E74]+[.F74]+[.G74]" office:value-type="float" office:value="94.1082588" calcext:value-type="float">
            <text:p>94,1082588</text:p>
          </table:table-cell>
        </table:table-row>
        <table:table-row table:style-name="ro1">
          <table:table-cell office:value-type="date" office:date-value="2023-01-08T15:57:08" calcext:value-type="date">
            <text:p>2023-01-08 15:57:08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21373" calcext:value-type="float">
            <text:p>10,21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63281" calcext:value-type="float">
            <text:p>83,63281</text:p>
          </table:table-cell>
          <table:table-cell/>
          <table:table-cell table:formula="of:=[.B75]+[.C75]+[.D75]+[.E75]+[.F75]+[.G75]" office:value-type="float" office:value="94.1082588" calcext:value-type="float">
            <text:p>94,1082588</text:p>
          </table:table-cell>
        </table:table-row>
        <table:table-row table:style-name="ro1">
          <table:table-cell office:value-type="date" office:date-value="2023-01-08T15:57:07" calcext:value-type="date">
            <text:p>2023-01-08 15:57:07</text:p>
          </table:table-cell>
          <table:table-cell office:value-type="float" office:value="155.07422" calcext:value-type="float">
            <text:p>155,07422</text:p>
          </table:table-cell>
          <table:table-cell office:value-type="float" office:value="0.375" calcext:value-type="float">
            <text:p>0,375</text:p>
          </table:table-cell>
          <table:table-cell office:value-type="float" office:value="21.64942" calcext:value-type="float">
            <text:p>21,6494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3.66406" calcext:value-type="float">
            <text:p>83,66406</text:p>
          </table:table-cell>
          <table:table-cell/>
          <table:table-cell table:formula="of:=[.B76]+[.C76]+[.D76]+[.E76]+[.F76]+[.G76]" office:value-type="float" office:value="270.7627" calcext:value-type="float">
            <text:p>270,7627</text:p>
          </table:table-cell>
        </table:table-row>
        <table:table-row table:style-name="ro1">
          <table:table-cell office:value-type="date" office:date-value="2023-01-08T15:57:06" calcext:value-type="date">
            <text:p>2023-01-08 15:57:06</text:p>
          </table:table-cell>
          <table:table-cell office:value-type="float" office:value="271.1758" calcext:value-type="float">
            <text:p>271,1758</text:p>
          </table:table-cell>
          <table:table-cell office:value-type="float" office:value="91.89062" calcext:value-type="float">
            <text:p>91,89062</text:p>
          </table:table-cell>
          <table:table-cell office:value-type="float" office:value="116.49409" calcext:value-type="float">
            <text:p>116,4940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4.40234" calcext:value-type="float">
            <text:p>84,40234</text:p>
          </table:table-cell>
          <table:table-cell/>
          <table:table-cell table:formula="of:=[.B77]+[.C77]+[.D77]+[.E77]+[.F77]+[.G77]" office:value-type="float" office:value="573.96285" calcext:value-type="float">
            <text:p>573,96285</text:p>
          </table:table-cell>
        </table:table-row>
        <table:table-row table:style-name="ro1">
          <table:table-cell office:value-type="date" office:date-value="2023-01-08T15:57:05" calcext:value-type="date">
            <text:p>2023-01-08 15:57:05</text:p>
          </table:table-cell>
          <table:table-cell office:value-type="float" office:value="95.94531" calcext:value-type="float">
            <text:p>95,94531</text:p>
          </table:table-cell>
          <table:table-cell office:value-type="float" office:value="15.96875" calcext:value-type="float">
            <text:p>15,96875</text:p>
          </table:table-cell>
          <table:table-cell office:value-type="float" office:value="75.10457" calcext:value-type="float">
            <text:p>75,104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7.01172" calcext:value-type="float">
            <text:p>87,01172</text:p>
          </table:table-cell>
          <table:table-cell/>
          <table:table-cell table:formula="of:=[.B78]+[.C78]+[.D78]+[.E78]+[.F78]+[.G78]" office:value-type="float" office:value="282.03035" calcext:value-type="float">
            <text:p>282,03035</text:p>
          </table:table-cell>
        </table:table-row>
        <table:table-row table:style-name="ro1">
          <table:table-cell office:value-type="date" office:date-value="2023-01-08T15:57:04" calcext:value-type="date">
            <text:p>2023-01-08 15:57:04</text:p>
          </table:table-cell>
          <table:table-cell office:value-type="float" office:value="57.21875" calcext:value-type="float">
            <text:p>57,21875</text:p>
          </table:table-cell>
          <table:table-cell office:value-type="float" office:value="6.265625" calcext:value-type="float">
            <text:p>6,265625</text:p>
          </table:table-cell>
          <table:table-cell office:value-type="float" office:value="33.74104" calcext:value-type="float">
            <text:p>33,7410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7.59766" calcext:value-type="float">
            <text:p>77,59766</text:p>
          </table:table-cell>
          <table:table-cell/>
          <table:table-cell table:formula="of:=[.B79]+[.C79]+[.D79]+[.E79]+[.F79]+[.G79]" office:value-type="float" office:value="182.823075" calcext:value-type="float">
            <text:p>182,823075</text:p>
          </table:table-cell>
        </table:table-row>
        <table:table-row table:style-name="ro1">
          <table:table-cell office:value-type="date" office:date-value="2023-01-08T15:57:03" calcext:value-type="date">
            <text:p>2023-01-08 15:57:03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85875" calcext:value-type="float">
            <text:p>10,185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20703" calcext:value-type="float">
            <text:p>73,20703</text:p>
          </table:table-cell>
          <table:table-cell/>
          <table:table-cell table:formula="of:=[.B80]+[.C80]+[.D80]+[.E80]+[.F80]+[.G80]" office:value-type="float" office:value="83.6546238" calcext:value-type="float">
            <text:p>83,6546238</text:p>
          </table:table-cell>
        </table:table-row>
        <table:table-row table:style-name="ro1">
          <table:table-cell office:value-type="date" office:date-value="2023-01-08T15:57:02" calcext:value-type="date">
            <text:p>2023-01-08 15:57:02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85875" calcext:value-type="float">
            <text:p>10,185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20703" calcext:value-type="float">
            <text:p>73,20703</text:p>
          </table:table-cell>
          <table:table-cell/>
          <table:table-cell table:formula="of:=[.B81]+[.C81]+[.D81]+[.E81]+[.F81]+[.G81]" office:value-type="float" office:value="83.6546238" calcext:value-type="float">
            <text:p>83,6546238</text:p>
          </table:table-cell>
        </table:table-row>
        <table:table-row table:style-name="ro1">
          <table:table-cell office:value-type="date" office:date-value="2023-01-08T15:57:01" calcext:value-type="date">
            <text:p>2023-01-08 15:57:01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85875" calcext:value-type="float">
            <text:p>10,185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20703" calcext:value-type="float">
            <text:p>73,20703</text:p>
          </table:table-cell>
          <table:table-cell/>
          <table:table-cell table:formula="of:=[.B82]+[.C82]+[.D82]+[.E82]+[.F82]+[.G82]" office:value-type="float" office:value="83.6546238" calcext:value-type="float">
            <text:p>83,6546238</text:p>
          </table:table-cell>
        </table:table-row>
        <table:table-row table:style-name="ro1">
          <table:table-cell office:value-type="date" office:date-value="2023-01-08T15:57:00" calcext:value-type="date">
            <text:p>2023-01-08 15:57:00</text:p>
          </table:table-cell>
          <table:table-cell office:value-type="float" office:value="154.52344" calcext:value-type="float">
            <text:p>154,52344</text:p>
          </table:table-cell>
          <table:table-cell office:value-type="float" office:value="0.375" calcext:value-type="float">
            <text:p>0,375</text:p>
          </table:table-cell>
          <table:table-cell office:value-type="float" office:value="21.515" calcext:value-type="float">
            <text:p>21,5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3.23828" calcext:value-type="float">
            <text:p>73,23828</text:p>
          </table:table-cell>
          <table:table-cell/>
          <table:table-cell table:formula="of:=[.B83]+[.C83]+[.D83]+[.E83]+[.F83]+[.G83]" office:value-type="float" office:value="259.65172" calcext:value-type="float">
            <text:p>259,65172</text:p>
          </table:table-cell>
        </table:table-row>
        <table:table-row table:style-name="ro1">
          <table:table-cell office:value-type="date" office:date-value="2023-01-08T15:56:59" calcext:value-type="date">
            <text:p>2023-01-08 15:56:59</text:p>
          </table:table-cell>
          <table:table-cell office:value-type="float" office:value="278.2578" calcext:value-type="float">
            <text:p>278,2578</text:p>
          </table:table-cell>
          <table:table-cell office:value-type="float" office:value="91.35938" calcext:value-type="float">
            <text:p>91,35938</text:p>
          </table:table-cell>
          <table:table-cell office:value-type="float" office:value="116.19471" calcext:value-type="float">
            <text:p>116,1947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3.76172" calcext:value-type="float">
            <text:p>73,76172</text:p>
          </table:table-cell>
          <table:table-cell/>
          <table:table-cell table:formula="of:=[.B84]+[.C84]+[.D84]+[.E84]+[.F84]+[.G84]" office:value-type="float" office:value="569.57361" calcext:value-type="float">
            <text:p>569,57361</text:p>
          </table:table-cell>
        </table:table-row>
        <table:table-row table:style-name="ro1">
          <table:table-cell office:value-type="date" office:date-value="2023-01-08T15:56:58" calcext:value-type="date">
            <text:p>2023-01-08 15:56:58</text:p>
          </table:table-cell>
          <table:table-cell office:value-type="float" office:value="91.77734" calcext:value-type="float">
            <text:p>91,77734</text:p>
          </table:table-cell>
          <table:table-cell office:value-type="float" office:value="10.65625" calcext:value-type="float">
            <text:p>10,65625</text:p>
          </table:table-cell>
          <table:table-cell office:value-type="float" office:value="72.17265" calcext:value-type="float">
            <text:p>72,172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3.25781" calcext:value-type="float">
            <text:p>73,25781</text:p>
          </table:table-cell>
          <table:table-cell/>
          <table:table-cell table:formula="of:=[.B85]+[.C85]+[.D85]+[.E85]+[.F85]+[.G85]" office:value-type="float" office:value="257.86405" calcext:value-type="float">
            <text:p>257,86405</text:p>
          </table:table-cell>
        </table:table-row>
        <table:table-row table:style-name="ro1">
          <table:table-cell office:value-type="date" office:date-value="2023-01-08T15:56:57" calcext:value-type="date">
            <text:p>2023-01-08 15:56:57</text:p>
          </table:table-cell>
          <table:table-cell office:value-type="float" office:value="28.90625" calcext:value-type="float">
            <text:p>28,90625</text:p>
          </table:table-cell>
          <table:table-cell office:value-type="float" office:value="1.328125" calcext:value-type="float">
            <text:p>1,328125</text:p>
          </table:table-cell>
          <table:table-cell office:value-type="float" office:value="20.15529" calcext:value-type="float">
            <text:p>20,1552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.48828" calcext:value-type="float">
            <text:p>63,48828</text:p>
          </table:table-cell>
          <table:table-cell/>
          <table:table-cell table:formula="of:=[.B86]+[.C86]+[.D86]+[.E86]+[.F86]+[.G86]" office:value-type="float" office:value="119.877945" calcext:value-type="float">
            <text:p>119,877945</text:p>
          </table:table-cell>
        </table:table-row>
        <table:table-row table:style-name="ro1">
          <table:table-cell office:value-type="date" office:date-value="2023-01-08T15:56:56" calcext:value-type="date">
            <text:p>2023-01-08 15:56:56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6423" calcext:value-type="float">
            <text:p>10,16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20703" calcext:value-type="float">
            <text:p>62,20703</text:p>
          </table:table-cell>
          <table:table-cell/>
          <table:table-cell table:formula="of:=[.B87]+[.C87]+[.D87]+[.E87]+[.F87]+[.G87]" office:value-type="float" office:value="72.6329788" calcext:value-type="float">
            <text:p>72,6329788</text:p>
          </table:table-cell>
        </table:table-row>
        <table:table-row table:style-name="ro1">
          <table:table-cell office:value-type="date" office:date-value="2023-01-08T15:56:55" calcext:value-type="date">
            <text:p>2023-01-08 15:56:55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6423" calcext:value-type="float">
            <text:p>10,16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20703" calcext:value-type="float">
            <text:p>62,20703</text:p>
          </table:table-cell>
          <table:table-cell/>
          <table:table-cell table:formula="of:=[.B88]+[.C88]+[.D88]+[.E88]+[.F88]+[.G88]" office:value-type="float" office:value="72.6329788" calcext:value-type="float">
            <text:p>72,6329788</text:p>
          </table:table-cell>
        </table:table-row>
        <table:table-row table:style-name="ro1">
          <table:table-cell office:value-type="date" office:date-value="2023-01-08T15:56:54" calcext:value-type="date">
            <text:p>2023-01-08 15:56:54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6423" calcext:value-type="float">
            <text:p>10,16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20703" calcext:value-type="float">
            <text:p>62,20703</text:p>
          </table:table-cell>
          <table:table-cell/>
          <table:table-cell table:formula="of:=[.B89]+[.C89]+[.D89]+[.E89]+[.F89]+[.G89]" office:value-type="float" office:value="72.6329788" calcext:value-type="float">
            <text:p>72,6329788</text:p>
          </table:table-cell>
        </table:table-row>
        <table:table-row table:style-name="ro1">
          <table:table-cell office:value-type="date" office:date-value="2023-01-08T15:56:53" calcext:value-type="date">
            <text:p>2023-01-08 15:56:53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6423" calcext:value-type="float">
            <text:p>10,16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20703" calcext:value-type="float">
            <text:p>62,20703</text:p>
          </table:table-cell>
          <table:table-cell/>
          <table:table-cell table:formula="of:=[.B90]+[.C90]+[.D90]+[.E90]+[.F90]+[.G90]" office:value-type="float" office:value="72.6329788" calcext:value-type="float">
            <text:p>72,6329788</text:p>
          </table:table-cell>
        </table:table-row>
        <table:table-row table:style-name="ro1">
          <table:table-cell office:value-type="date" office:date-value="2023-01-08T15:56:52" calcext:value-type="date">
            <text:p>2023-01-08 15:56:52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6423" calcext:value-type="float">
            <text:p>10,16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20703" calcext:value-type="float">
            <text:p>62,20703</text:p>
          </table:table-cell>
          <table:table-cell/>
          <table:table-cell table:formula="of:=[.B91]+[.C91]+[.D91]+[.E91]+[.F91]+[.G91]" office:value-type="float" office:value="72.6329788" calcext:value-type="float">
            <text:p>72,6329788</text:p>
          </table:table-cell>
        </table:table-row>
        <table:table-row table:style-name="ro1">
          <table:table-cell office:value-type="date" office:date-value="2023-01-08T15:56:51" calcext:value-type="date">
            <text:p>2023-01-08 15:56:51</text:p>
          </table:table-cell>
          <table:table-cell office:value-type="float" office:value="257.8359" calcext:value-type="float">
            <text:p>257,8359</text:p>
          </table:table-cell>
          <table:table-cell office:value-type="float" office:value="71.67188" calcext:value-type="float">
            <text:p>71,67188</text:p>
          </table:table-cell>
          <table:table-cell office:value-type="float" office:value="103.68302" calcext:value-type="float">
            <text:p>103,6830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2.16406" calcext:value-type="float">
            <text:p>62,16406</text:p>
          </table:table-cell>
          <table:table-cell/>
          <table:table-cell table:formula="of:=[.B92]+[.C92]+[.D92]+[.E92]+[.F92]+[.G92]" office:value-type="float" office:value="505.35486" calcext:value-type="float">
            <text:p>505,35486</text:p>
          </table:table-cell>
        </table:table-row>
        <table:table-row table:style-name="ro1">
          <table:table-cell office:value-type="date" office:date-value="2023-01-08T15:56:50" calcext:value-type="date">
            <text:p>2023-01-08 15:56:50</text:p>
          </table:table-cell>
          <table:table-cell office:value-type="float" office:value="188.1406" calcext:value-type="float">
            <text:p>188,1406</text:p>
          </table:table-cell>
          <table:table-cell office:value-type="float" office:value="54.26562" calcext:value-type="float">
            <text:p>54,26562</text:p>
          </table:table-cell>
          <table:table-cell office:value-type="float" office:value="95.93755" calcext:value-type="float">
            <text:p>95,9375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2.375" calcext:value-type="float">
            <text:p>62,375</text:p>
          </table:table-cell>
          <table:table-cell/>
          <table:table-cell table:formula="of:=[.B93]+[.C93]+[.D93]+[.E93]+[.F93]+[.G93]" office:value-type="float" office:value="410.71877" calcext:value-type="float">
            <text:p>410,71877</text:p>
          </table:table-cell>
        </table:table-row>
        <table:table-row table:style-name="ro1">
          <table:table-cell office:value-type="date" office:date-value="2023-01-08T15:56:49" calcext:value-type="date">
            <text:p>2023-01-08 15:56:49</text:p>
          </table:table-cell>
          <table:table-cell office:value-type="float" office:value="76" calcext:value-type="float">
            <text:p>76</text:p>
          </table:table-cell>
          <table:table-cell office:value-type="float" office:value="10.421875" calcext:value-type="float">
            <text:p>10,421875</text:p>
          </table:table-cell>
          <table:table-cell office:value-type="float" office:value="51.75977" calcext:value-type="float">
            <text:p>51,7597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6.32812" calcext:value-type="float">
            <text:p>56,32812</text:p>
          </table:table-cell>
          <table:table-cell/>
          <table:table-cell table:formula="of:=[.B94]+[.C94]+[.D94]+[.E94]+[.F94]+[.G94]" office:value-type="float" office:value="204.509765" calcext:value-type="float">
            <text:p>204,509765</text:p>
          </table:table-cell>
        </table:table-row>
        <table:table-row table:style-name="ro1">
          <table:table-cell office:value-type="date" office:date-value="2023-01-08T15:56:48" calcext:value-type="date">
            <text:p>2023-01-08 15:56:48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35938" calcext:value-type="float">
            <text:p>5,335938</text:p>
          </table:table-cell>
          <table:table-cell/>
          <table:table-cell table:formula="of:=[.B95]+[.C95]+[.D95]+[.E95]+[.F95]+[.G95]" office:value-type="float" office:value="15.7232598" calcext:value-type="float">
            <text:p>15,7232598</text:p>
          </table:table-cell>
        </table:table-row>
        <table:table-row table:style-name="ro1">
          <table:table-cell office:value-type="date" office:date-value="2023-01-08T15:56:47" calcext:value-type="date">
            <text:p>2023-01-08 15:56:47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35938" calcext:value-type="float">
            <text:p>5,335938</text:p>
          </table:table-cell>
          <table:table-cell/>
          <table:table-cell table:formula="of:=[.B96]+[.C96]+[.D96]+[.E96]+[.F96]+[.G96]" office:value-type="float" office:value="15.7232598" calcext:value-type="float">
            <text:p>15,7232598</text:p>
          </table:table-cell>
        </table:table-row>
        <table:table-row table:style-name="ro1">
          <table:table-cell office:value-type="date" office:date-value="2023-01-08T15:56:46" calcext:value-type="date">
            <text:p>2023-01-08 15:56:46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35938" calcext:value-type="float">
            <text:p>5,335938</text:p>
          </table:table-cell>
          <table:table-cell/>
          <table:table-cell table:formula="of:=[.B97]+[.C97]+[.D97]+[.E97]+[.F97]+[.G97]" office:value-type="float" office:value="15.7232598" calcext:value-type="float">
            <text:p>15,7232598</text:p>
          </table:table-cell>
        </table:table-row>
        <table:table-row table:style-name="ro1">
          <table:table-cell office:value-type="date" office:date-value="2023-01-08T15:56:45" calcext:value-type="date">
            <text:p>2023-01-08 15:56:45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35938" calcext:value-type="float">
            <text:p>5,335938</text:p>
          </table:table-cell>
          <table:table-cell/>
          <table:table-cell table:formula="of:=[.B98]+[.C98]+[.D98]+[.E98]+[.F98]+[.G98]" office:value-type="float" office:value="15.7232598" calcext:value-type="float">
            <text:p>15,7232598</text:p>
          </table:table-cell>
        </table:table-row>
        <table:table-row table:style-name="ro1">
          <table:table-cell office:value-type="date" office:date-value="2023-01-08T15:56:44" calcext:value-type="date">
            <text:p>2023-01-08 15:56:44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35938" calcext:value-type="float">
            <text:p>5,335938</text:p>
          </table:table-cell>
          <table:table-cell/>
          <table:table-cell table:formula="of:=[.B99]+[.C99]+[.D99]+[.E99]+[.F99]+[.G99]" office:value-type="float" office:value="15.7232598" calcext:value-type="float">
            <text:p>15,7232598</text:p>
          </table:table-cell>
        </table:table-row>
        <table:table-row table:style-name="ro1">
          <table:table-cell office:value-type="date" office:date-value="2023-01-08T15:56:43" calcext:value-type="date">
            <text:p>2023-01-08 15:56:43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35938" calcext:value-type="float">
            <text:p>5,335938</text:p>
          </table:table-cell>
          <table:table-cell/>
          <table:table-cell table:formula="of:=[.B100]+[.C100]+[.D100]+[.E100]+[.F100]+[.G100]" office:value-type="float" office:value="15.7232598" calcext:value-type="float">
            <text:p>15,7232598</text:p>
          </table:table-cell>
        </table:table-row>
        <table:table-row table:style-name="ro1">
          <table:table-cell office:value-type="date" office:date-value="2023-01-08T15:56:42" calcext:value-type="date">
            <text:p>2023-01-08 15:56:42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35938" calcext:value-type="float">
            <text:p>5,335938</text:p>
          </table:table-cell>
          <table:table-cell/>
          <table:table-cell table:formula="of:=[.B101]+[.C101]+[.D101]+[.E101]+[.F101]+[.G101]" office:value-type="float" office:value="15.7232598" calcext:value-type="float">
            <text:p>15,7232598</text:p>
          </table:table-cell>
        </table:table-row>
        <table:table-row table:style-name="ro1">
          <table:table-cell office:value-type="date" office:date-value="2023-01-08T15:56:41" calcext:value-type="date">
            <text:p>2023-01-08 15:56:41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35938" calcext:value-type="float">
            <text:p>5,335938</text:p>
          </table:table-cell>
          <table:table-cell/>
          <table:table-cell table:formula="of:=[.B102]+[.C102]+[.D102]+[.E102]+[.F102]+[.G102]" office:value-type="float" office:value="15.7232598" calcext:value-type="float">
            <text:p>15,7232598</text:p>
          </table:table-cell>
        </table:table-row>
        <table:table-row table:style-name="ro1">
          <table:table-cell office:value-type="date" office:date-value="2023-01-08T15:56:40" calcext:value-type="date">
            <text:p>2023-01-08 15:56:40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35938" calcext:value-type="float">
            <text:p>5,335938</text:p>
          </table:table-cell>
          <table:table-cell/>
          <table:table-cell table:formula="of:=[.B103]+[.C103]+[.D103]+[.E103]+[.F103]+[.G103]" office:value-type="float" office:value="15.7232598" calcext:value-type="float">
            <text:p>15,7232598</text:p>
          </table:table-cell>
        </table:table-row>
        <table:table-row table:style-name="ro1">
          <table:table-cell office:value-type="date" office:date-value="2023-01-08T15:56:39" calcext:value-type="date">
            <text:p>2023-01-08 15:56:39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35938" calcext:value-type="float">
            <text:p>5,335938</text:p>
          </table:table-cell>
          <table:table-cell/>
          <table:table-cell table:formula="of:=[.B104]+[.C104]+[.D104]+[.E104]+[.F104]+[.G104]" office:value-type="float" office:value="15.7232598" calcext:value-type="float">
            <text:p>15,7232598</text:p>
          </table:table-cell>
        </table:table-row>
        <table:table-row table:style-name="ro1">
          <table:table-cell office:value-type="date" office:date-value="2023-01-08T15:56:38" calcext:value-type="date">
            <text:p>2023-01-08 15:56:38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35938" calcext:value-type="float">
            <text:p>5,335938</text:p>
          </table:table-cell>
          <table:table-cell/>
          <table:table-cell table:formula="of:=[.B105]+[.C105]+[.D105]+[.E105]+[.F105]+[.G105]" office:value-type="float" office:value="15.7232598" calcext:value-type="float">
            <text:p>15,7232598</text:p>
          </table:table-cell>
        </table:table-row>
        <table:table-row table:style-name="ro1">
          <table:table-cell office:value-type="date" office:date-value="2023-01-08T15:56:37" calcext:value-type="date">
            <text:p>2023-01-08 15:56:37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35938" calcext:value-type="float">
            <text:p>5,335938</text:p>
          </table:table-cell>
          <table:table-cell/>
          <table:table-cell table:formula="of:=[.B106]+[.C106]+[.D106]+[.E106]+[.F106]+[.G106]" office:value-type="float" office:value="15.7232598" calcext:value-type="float">
            <text:p>15,7232598</text:p>
          </table:table-cell>
        </table:table-row>
        <table:table-row table:style-name="ro1">
          <table:table-cell office:value-type="date" office:date-value="2023-01-08T15:56:36" calcext:value-type="date">
            <text:p>2023-01-08 15:56:36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35938" calcext:value-type="float">
            <text:p>5,335938</text:p>
          </table:table-cell>
          <table:table-cell/>
          <table:table-cell table:formula="of:=[.B107]+[.C107]+[.D107]+[.E107]+[.F107]+[.G107]" office:value-type="float" office:value="15.7232598" calcext:value-type="float">
            <text:p>15,7232598</text:p>
          </table:table-cell>
        </table:table-row>
        <table:table-row table:style-name="ro1">
          <table:table-cell office:value-type="date" office:date-value="2023-01-08T15:56:35" calcext:value-type="date">
            <text:p>2023-01-08 15:56:35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35938" calcext:value-type="float">
            <text:p>5,335938</text:p>
          </table:table-cell>
          <table:table-cell/>
          <table:table-cell table:formula="of:=[.B108]+[.C108]+[.D108]+[.E108]+[.F108]+[.G108]" office:value-type="float" office:value="15.7232598" calcext:value-type="float">
            <text:p>15,7232598</text:p>
          </table:table-cell>
        </table:table-row>
        <table:table-row table:style-name="ro1">
          <table:table-cell office:value-type="date" office:date-value="2023-01-08T15:56:34" calcext:value-type="date">
            <text:p>2023-01-08 15:56:34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35938" calcext:value-type="float">
            <text:p>5,335938</text:p>
          </table:table-cell>
          <table:table-cell/>
          <table:table-cell table:formula="of:=[.B109]+[.C109]+[.D109]+[.E109]+[.F109]+[.G109]" office:value-type="float" office:value="15.7232598" calcext:value-type="float">
            <text:p>15,7232598</text:p>
          </table:table-cell>
        </table:table-row>
        <table:table-row table:style-name="ro1">
          <table:table-cell office:value-type="date" office:date-value="2023-01-08T15:56:33" calcext:value-type="date">
            <text:p>2023-01-08 15:56:33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35938" calcext:value-type="float">
            <text:p>5,335938</text:p>
          </table:table-cell>
          <table:table-cell/>
          <table:table-cell table:formula="of:=[.B110]+[.C110]+[.D110]+[.E110]+[.F110]+[.G110]" office:value-type="float" office:value="15.7232598" calcext:value-type="float">
            <text:p>15,7232598</text:p>
          </table:table-cell>
        </table:table-row>
        <table:table-row table:style-name="ro1">
          <table:table-cell office:value-type="date" office:date-value="2023-01-08T15:56:32" calcext:value-type="date">
            <text:p>2023-01-08 15:56:32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35938" calcext:value-type="float">
            <text:p>5,335938</text:p>
          </table:table-cell>
          <table:table-cell/>
          <table:table-cell table:formula="of:=[.B111]+[.C111]+[.D111]+[.E111]+[.F111]+[.G111]" office:value-type="float" office:value="15.7232598" calcext:value-type="float">
            <text:p>15,7232598</text:p>
          </table:table-cell>
        </table:table-row>
        <table:table-row table:style-name="ro1">
          <table:table-cell office:value-type="date" office:date-value="2023-01-08T15:56:31" calcext:value-type="date">
            <text:p>2023-01-08 15:56:31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35938" calcext:value-type="float">
            <text:p>5,335938</text:p>
          </table:table-cell>
          <table:table-cell/>
          <table:table-cell table:formula="of:=[.B112]+[.C112]+[.D112]+[.E112]+[.F112]+[.G112]" office:value-type="float" office:value="15.7232598" calcext:value-type="float">
            <text:p>15,7232598</text:p>
          </table:table-cell>
        </table:table-row>
        <table:table-row table:style-name="ro1">
          <table:table-cell office:value-type="date" office:date-value="2023-01-08T15:56:30" calcext:value-type="date">
            <text:p>2023-01-08 15:56:30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35938" calcext:value-type="float">
            <text:p>5,335938</text:p>
          </table:table-cell>
          <table:table-cell/>
          <table:table-cell table:formula="of:=[.B113]+[.C113]+[.D113]+[.E113]+[.F113]+[.G113]" office:value-type="float" office:value="15.7232598" calcext:value-type="float">
            <text:p>15,7232598</text:p>
          </table:table-cell>
        </table:table-row>
        <table:table-row table:style-name="ro1">
          <table:table-cell office:value-type="date" office:date-value="2023-01-08T15:56:29" calcext:value-type="date">
            <text:p>2023-01-08 15:56:29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35938" calcext:value-type="float">
            <text:p>5,335938</text:p>
          </table:table-cell>
          <table:table-cell/>
          <table:table-cell table:formula="of:=[.B114]+[.C114]+[.D114]+[.E114]+[.F114]+[.G114]" office:value-type="float" office:value="15.7232598" calcext:value-type="float">
            <text:p>15,7232598</text:p>
          </table:table-cell>
        </table:table-row>
        <table:table-row table:style-name="ro1">
          <table:table-cell office:value-type="date" office:date-value="2023-01-08T15:56:28" calcext:value-type="date">
            <text:p>2023-01-08 15:56:28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15]+[.C115]+[.D115]+[.E115]+[.F115]+[.G115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6:27" calcext:value-type="date">
            <text:p>2023-01-08 15:56:27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16]+[.C116]+[.D116]+[.E116]+[.F116]+[.G116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6:26" calcext:value-type="date">
            <text:p>2023-01-08 15:56:26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17]+[.C117]+[.D117]+[.E117]+[.F117]+[.G117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6:25" calcext:value-type="date">
            <text:p>2023-01-08 15:56:25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18]+[.C118]+[.D118]+[.E118]+[.F118]+[.G118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6:24" calcext:value-type="date">
            <text:p>2023-01-08 15:56:24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19]+[.C119]+[.D119]+[.E119]+[.F119]+[.G119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6:23" calcext:value-type="date">
            <text:p>2023-01-08 15:56:23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20]+[.C120]+[.D120]+[.E120]+[.F120]+[.G120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6:22" calcext:value-type="date">
            <text:p>2023-01-08 15:56:22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21]+[.C121]+[.D121]+[.E121]+[.F121]+[.G121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6:21" calcext:value-type="date">
            <text:p>2023-01-08 15:56:21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22]+[.C122]+[.D122]+[.E122]+[.F122]+[.G122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6:20" calcext:value-type="date">
            <text:p>2023-01-08 15:56:20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23]+[.C123]+[.D123]+[.E123]+[.F123]+[.G123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6:19" calcext:value-type="date">
            <text:p>2023-01-08 15:56:19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24]+[.C124]+[.D124]+[.E124]+[.F124]+[.G124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6:18" calcext:value-type="date">
            <text:p>2023-01-08 15:56:18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25]+[.C125]+[.D125]+[.E125]+[.F125]+[.G125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6:17" calcext:value-type="date">
            <text:p>2023-01-08 15:56:17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26]+[.C126]+[.D126]+[.E126]+[.F126]+[.G126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6:16" calcext:value-type="date">
            <text:p>2023-01-08 15:56:16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27]+[.C127]+[.D127]+[.E127]+[.F127]+[.G127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6:15" calcext:value-type="date">
            <text:p>2023-01-08 15:56:15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28]+[.C128]+[.D128]+[.E128]+[.F128]+[.G128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6:14" calcext:value-type="date">
            <text:p>2023-01-08 15:56:14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29]+[.C129]+[.D129]+[.E129]+[.F129]+[.G129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6:13" calcext:value-type="date">
            <text:p>2023-01-08 15:56:13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30]+[.C130]+[.D130]+[.E130]+[.F130]+[.G130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6:12" calcext:value-type="date">
            <text:p>2023-01-08 15:56:12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31]+[.C131]+[.D131]+[.E131]+[.F131]+[.G131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6:11" calcext:value-type="date">
            <text:p>2023-01-08 15:56:11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32]+[.C132]+[.D132]+[.E132]+[.F132]+[.G132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6:10" calcext:value-type="date">
            <text:p>2023-01-08 15:56:10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33]+[.C133]+[.D133]+[.E133]+[.F133]+[.G133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6:09" calcext:value-type="date">
            <text:p>2023-01-08 15:56:09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34]+[.C134]+[.D134]+[.E134]+[.F134]+[.G134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6:08" calcext:value-type="date">
            <text:p>2023-01-08 15:56:08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35]+[.C135]+[.D135]+[.E135]+[.F135]+[.G135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6:07" calcext:value-type="date">
            <text:p>2023-01-08 15:56:07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36]+[.C136]+[.D136]+[.E136]+[.F136]+[.G136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6:06" calcext:value-type="date">
            <text:p>2023-01-08 15:56:06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37]+[.C137]+[.D137]+[.E137]+[.F137]+[.G137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6:05" calcext:value-type="date">
            <text:p>2023-01-08 15:56:05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38]+[.C138]+[.D138]+[.E138]+[.F138]+[.G138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6:04" calcext:value-type="date">
            <text:p>2023-01-08 15:56:04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39]+[.C139]+[.D139]+[.E139]+[.F139]+[.G139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6:03" calcext:value-type="date">
            <text:p>2023-01-08 15:56:03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40]+[.C140]+[.D140]+[.E140]+[.F140]+[.G140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6:02" calcext:value-type="date">
            <text:p>2023-01-08 15:56:02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41]+[.C141]+[.D141]+[.E141]+[.F141]+[.G141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6:01" calcext:value-type="date">
            <text:p>2023-01-08 15:56:01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42]+[.C142]+[.D142]+[.E142]+[.F142]+[.G142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6:00" calcext:value-type="date">
            <text:p>2023-01-08 15:56:00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43]+[.C143]+[.D143]+[.E143]+[.F143]+[.G143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5:59" calcext:value-type="date">
            <text:p>2023-01-08 15:55:59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44]+[.C144]+[.D144]+[.E144]+[.F144]+[.G144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5:58" calcext:value-type="date">
            <text:p>2023-01-08 15:55:58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45]+[.C145]+[.D145]+[.E145]+[.F145]+[.G145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5:57" calcext:value-type="date">
            <text:p>2023-01-08 15:55:57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46]+[.C146]+[.D146]+[.E146]+[.F146]+[.G146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5:56" calcext:value-type="date">
            <text:p>2023-01-08 15:55:56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47]+[.C147]+[.D147]+[.E147]+[.F147]+[.G147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5:55" calcext:value-type="date">
            <text:p>2023-01-08 15:55:55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48]+[.C148]+[.D148]+[.E148]+[.F148]+[.G148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5:54" calcext:value-type="date">
            <text:p>2023-01-08 15:55:54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49]+[.C149]+[.D149]+[.E149]+[.F149]+[.G149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5:53" calcext:value-type="date">
            <text:p>2023-01-08 15:55:53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50]+[.C150]+[.D150]+[.E150]+[.F150]+[.G150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5:52" calcext:value-type="date">
            <text:p>2023-01-08 15:55:52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51]+[.C151]+[.D151]+[.E151]+[.F151]+[.G151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5:51" calcext:value-type="date">
            <text:p>2023-01-08 15:55:51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52]+[.C152]+[.D152]+[.E152]+[.F152]+[.G152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5:50" calcext:value-type="date">
            <text:p>2023-01-08 15:55:50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53]+[.C153]+[.D153]+[.E153]+[.F153]+[.G153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5:49" calcext:value-type="date">
            <text:p>2023-01-08 15:55:49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54]+[.C154]+[.D154]+[.E154]+[.F154]+[.G154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5:48" calcext:value-type="date">
            <text:p>2023-01-08 15:55:48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55]+[.C155]+[.D155]+[.E155]+[.F155]+[.G155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5:47" calcext:value-type="date">
            <text:p>2023-01-08 15:55:47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56]+[.C156]+[.D156]+[.E156]+[.F156]+[.G156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5:46" calcext:value-type="date">
            <text:p>2023-01-08 15:55:46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57]+[.C157]+[.D157]+[.E157]+[.F157]+[.G157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5:45" calcext:value-type="date">
            <text:p>2023-01-08 15:55:45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58]+[.C158]+[.D158]+[.E158]+[.F158]+[.G158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5:44" calcext:value-type="date">
            <text:p>2023-01-08 15:55:44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59]+[.C159]+[.D159]+[.E159]+[.F159]+[.G159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5:43" calcext:value-type="date">
            <text:p>2023-01-08 15:55:43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60]+[.C160]+[.D160]+[.E160]+[.F160]+[.G160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5:42" calcext:value-type="date">
            <text:p>2023-01-08 15:55:42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61]+[.C161]+[.D161]+[.E161]+[.F161]+[.G161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5:41" calcext:value-type="date">
            <text:p>2023-01-08 15:55:41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62]+[.C162]+[.D162]+[.E162]+[.F162]+[.G162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5:40" calcext:value-type="date">
            <text:p>2023-01-08 15:55:40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63]+[.C163]+[.D163]+[.E163]+[.F163]+[.G163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5:39" calcext:value-type="date">
            <text:p>2023-01-08 15:55:39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64]+[.C164]+[.D164]+[.E164]+[.F164]+[.G164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5:38" calcext:value-type="date">
            <text:p>2023-01-08 15:55:38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65]+[.C165]+[.D165]+[.E165]+[.F165]+[.G165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5:37" calcext:value-type="date">
            <text:p>2023-01-08 15:55:37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66]+[.C166]+[.D166]+[.E166]+[.F166]+[.G166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5:36" calcext:value-type="date">
            <text:p>2023-01-08 15:55:36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67]+[.C167]+[.D167]+[.E167]+[.F167]+[.G167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5:35" calcext:value-type="date">
            <text:p>2023-01-08 15:55:35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68]+[.C168]+[.D168]+[.E168]+[.F168]+[.G168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5:34" calcext:value-type="date">
            <text:p>2023-01-08 15:55:34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69]+[.C169]+[.D169]+[.E169]+[.F169]+[.G169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5:33" calcext:value-type="date">
            <text:p>2023-01-08 15:55:33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70]+[.C170]+[.D170]+[.E170]+[.F170]+[.G170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5:32" calcext:value-type="date">
            <text:p>2023-01-08 15:55:32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71]+[.C171]+[.D171]+[.E171]+[.F171]+[.G171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5:31" calcext:value-type="date">
            <text:p>2023-01-08 15:55:31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72]+[.C172]+[.D172]+[.E172]+[.F172]+[.G172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5:30" calcext:value-type="date">
            <text:p>2023-01-08 15:55:30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73]+[.C173]+[.D173]+[.E173]+[.F173]+[.G173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5:29" calcext:value-type="date">
            <text:p>2023-01-08 15:55:29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74]+[.C174]+[.D174]+[.E174]+[.F174]+[.G174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5:28" calcext:value-type="date">
            <text:p>2023-01-08 15:55:28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75]+[.C175]+[.D175]+[.E175]+[.F175]+[.G175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5:27" calcext:value-type="date">
            <text:p>2023-01-08 15:55:27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76]+[.C176]+[.D176]+[.E176]+[.F176]+[.G176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5:26" calcext:value-type="date">
            <text:p>2023-01-08 15:55:26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77]+[.C177]+[.D177]+[.E177]+[.F177]+[.G177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5:25" calcext:value-type="date">
            <text:p>2023-01-08 15:55:25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78]+[.C178]+[.D178]+[.E178]+[.F178]+[.G178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5:24" calcext:value-type="date">
            <text:p>2023-01-08 15:55:24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79]+[.C179]+[.D179]+[.E179]+[.F179]+[.G179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5:23" calcext:value-type="date">
            <text:p>2023-01-08 15:55:23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80]+[.C180]+[.D180]+[.E180]+[.F180]+[.G180]" office:value-type="float" office:value="12.6021655" calcext:value-type="float">
            <text:p>12,6021655</text:p>
          </table:table-cell>
        </table:table-row>
        <table:table-row table:style-name="ro1">
          <table:table-cell office:value-type="date" office:date-value="2023-01-08T15:55:22" calcext:value-type="date">
            <text:p>2023-01-08 15:55:22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25603" calcext:value-type="float">
            <text:p>10,125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75" calcext:value-type="float">
            <text:p>2,234375</text:p>
          </table:table-cell>
          <table:table-cell/>
          <table:table-cell table:formula="of:=[.B181]+[.C181]+[.D181]+[.E181]+[.F181]+[.G181]" office:value-type="float" office:value="12.6021655" calcext:value-type="float">
            <text:p>12,6021655</text:p>
          </table:table-cell>
        </table:table-row>
      </table:table>
      <table:table table:name="analysis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sixth</text:p>
          </table:table-cell>
          <table:table-cell office:value-type="string" calcext:value-type="string">
            <text:p>seventh</text:p>
          </table:table-cell>
          <table:table-cell office:value-type="string" calcext:value-type="string">
            <text:p>eigth</text:p>
          </table:table-cell>
          <table:table-cell office:value-type="string" calcext:value-type="string">
            <text:p>ninth</text:p>
          </table:table-cell>
          <table:table-cell office:value-type="string" calcext:value-type="string">
            <text:p>tenth</text:p>
          </table:table-cell>
          <table:table-cell/>
          <table:table-cell office:value-type="string" calcext:value-type="string">
            <text:p>peak avg</text:p>
          </table:table-cell>
          <table:table-cell office:value-type="string" calcext:value-type="string">
            <text:p>peak:</text:p>
          </table:table-cell>
          <table:table-cell/>
          <table:table-cell office:value-type="string" calcext:value-type="string">
            <text:p>avg of tests</text:p>
          </table:table-cell>
          <table:table-cell table:number-columns-repeated="2"/>
          <table:table-cell office:value-type="string" calcext:value-type="string">
            <text:p>Werte in MiB</text:p>
          </table:table-cell>
        </table:table-row>
        <table:table-row table:style-name="ro1">
          <table:table-cell office:value-type="float" office:value="505.35486" calcext:value-type="float">
            <text:p>505,35486</text:p>
          </table:table-cell>
          <table:table-cell office:value-type="float" office:value="259.65172" calcext:value-type="float">
            <text:p>259,65172</text:p>
          </table:table-cell>
          <table:table-cell office:value-type="float" office:value="270.7627" calcext:value-type="float">
            <text:p>270,7627</text:p>
          </table:table-cell>
          <table:table-cell office:value-type="float" office:value="382.94128" calcext:value-type="float">
            <text:p>382,94128</text:p>
          </table:table-cell>
          <table:table-cell office:value-type="float" office:value="293.26033" calcext:value-type="float">
            <text:p>293,26033</text:p>
          </table:table-cell>
          <table:table-cell office:value-type="float" office:value="555.11737" calcext:value-type="float">
            <text:p>555,11737</text:p>
          </table:table-cell>
          <table:table-cell office:value-type="float" office:value="304.411945" calcext:value-type="float">
            <text:p>304,411945</text:p>
          </table:table-cell>
          <table:table-cell office:value-type="float" office:value="423.97439" calcext:value-type="float">
            <text:p>423,97439</text:p>
          </table:table-cell>
          <table:table-cell office:value-type="float" office:value="567.24973" calcext:value-type="float">
            <text:p>567,24973</text:p>
          </table:table-cell>
          <table:table-cell office:value-type="float" office:value="331.55932" calcext:value-type="float">
            <text:p>331,55932</text:p>
          </table:table-cell>
          <table:table-cell/>
          <table:table-cell table:formula="of:=AVERAGE([.A13];[.B13];[.C13];[.D13];[.E13];[.F13];[.G13];[.H13];[.I13];[.J13])" office:value-type="float" office:value="555.490089" calcext:value-type="float">
            <text:p>555,490089</text:p>
          </table:table-cell>
          <table:table-cell table:formula="of:=MAX([.A13];[.B13];[.C13];[.D13];[.E13];[.F13];[.G13];[.H13];[.I13];[.J13])" office:value-type="float" office:value="581.56422" calcext:value-type="float">
            <text:p>581,56422</text:p>
          </table:table-cell>
          <table:table-cell/>
          <table:table-cell table:formula="of:=AVERAGE([.A2:.J8])" office:value-type="float" office:value="363.293760324324" calcext:value-type="float">
            <text:p>363,293760324324</text:p>
          </table:table-cell>
          <table:table-cell table:number-columns-repeated="3"/>
        </table:table-row>
        <table:table-row table:style-name="ro1">
          <table:table-cell office:value-type="float" office:value="410.71877" calcext:value-type="float">
            <text:p>410,71877</text:p>
          </table:table-cell>
          <table:table-cell office:value-type="float" office:value="569.57361" calcext:value-type="float">
            <text:p>569,57361</text:p>
          </table:table-cell>
          <table:table-cell office:value-type="float" office:value="573.96285" calcext:value-type="float">
            <text:p>573,96285</text:p>
          </table:table-cell>
          <table:table-cell office:value-type="float" office:value="503.02695" calcext:value-type="float">
            <text:p>503,02695</text:p>
          </table:table-cell>
          <table:table-cell office:value-type="float" office:value="580.43888" calcext:value-type="float">
            <text:p>580,43888</text:p>
          </table:table-cell>
          <table:table-cell office:value-type="float" office:value="395.6084" calcext:value-type="float">
            <text:p>395,6084</text:p>
          </table:table-cell>
          <table:table-cell office:value-type="float" office:value="579.34415" calcext:value-type="float">
            <text:p>579,34415</text:p>
          </table:table-cell>
          <table:table-cell office:value-type="float" office:value="539.26827" calcext:value-type="float">
            <text:p>539,26827</text:p>
          </table:table-cell>
          <table:table-cell office:value-type="float" office:value="423.83834" calcext:value-type="float">
            <text:p>423,83834</text:p>
          </table:table-cell>
          <table:table-cell office:value-type="float" office:value="581.56422" calcext:value-type="float">
            <text:p>581,56422</text:p>
          </table:table-cell>
          <table:table-cell table:number-columns-repeated="8"/>
        </table:table-row>
        <table:table-row table:style-name="ro1">
          <table:table-cell office:value-type="float" office:value="204.509765" calcext:value-type="float">
            <text:p>204,509765</text:p>
          </table:table-cell>
          <table:table-cell office:value-type="float" office:value="257.86405" calcext:value-type="float">
            <text:p>257,86405</text:p>
          </table:table-cell>
          <table:table-cell office:value-type="float" office:value="282.03035" calcext:value-type="float">
            <text:p>282,03035</text:p>
          </table:table-cell>
          <table:table-cell office:value-type="float" office:value="285.80736" calcext:value-type="float">
            <text:p>285,80736</text:p>
          </table:table-cell>
          <table:table-cell office:value-type="float" office:value="261.567075" calcext:value-type="float">
            <text:p>261,567075</text:p>
          </table:table-cell>
          <table:table-cell office:value-type="float" office:value="264.351055" calcext:value-type="float">
            <text:p>264,351055</text:p>
          </table:table-cell>
          <table:table-cell office:value-type="float" office:value="416.15553" calcext:value-type="float">
            <text:p>416,15553</text:p>
          </table:table-cell>
          <table:table-cell office:value-type="float" office:value="348.53882" calcext:value-type="float">
            <text:p>348,53882</text:p>
          </table:table-cell>
          <table:table-cell office:value-type="float" office:value="272.793725" calcext:value-type="float">
            <text:p>272,793725</text:p>
          </table:table-cell>
          <table:table-cell office:value-type="float" office:value="435.33194" calcext:value-type="float">
            <text:p>435,331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.877945" calcext:value-type="float">
            <text:p>119,877945</text:p>
          </table:table-cell>
          <table:table-cell office:value-type="float" office:value="182.823075" calcext:value-type="float">
            <text:p>182,823075</text:p>
          </table:table-cell>
          <table:table-cell/>
          <table:table-cell office:value-type="float" office:value="153.526914" calcext:value-type="float">
            <text:p>153,526914</text:p>
          </table:table-cell>
          <table:table-cell/>
          <table:table-cell office:value-type="float" office:value="259.669575" calcext:value-type="float">
            <text:p>259,669575</text:p>
          </table:table-cell>
          <table:table-cell office:value-type="float" office:value="148.607938" calcext:value-type="float">
            <text:p>148,607938</text:p>
          </table:table-cell>
          <table:table-cell/>
          <table:table-cell office:value-type="float" office:value="357.9352" calcext:value-type="float">
            <text:p>357,9352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float" office:value="138.85073" calcext:value-type="float">
            <text:p>138,85073</text:p>
          </table:table-cell>
          <table:table-cell table:number-columns-repeated="8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0" office:value-type="string" calcext:value-type="string">
            <text:p>Average</text:p>
          </table:table-cell>
          <table:table-cell table:number-columns-repeated="8"/>
        </table:table-row>
        <table:table-row table:style-name="ro1">
          <table:table-cell table:formula="of:=AVERAGE([.A2:.A5])" office:value-type="float" office:value="373.527798333333" calcext:value-type="float">
            <text:p>373,527798333333</text:p>
          </table:table-cell>
          <table:table-cell table:formula="of:=AVERAGE([.B2:.B5])" office:value-type="float" office:value="301.74183125" calcext:value-type="float">
            <text:p>301,74183125</text:p>
          </table:table-cell>
          <table:table-cell table:formula="of:=AVERAGE([.C2:.C5])" office:value-type="float" office:value="327.39474375" calcext:value-type="float">
            <text:p>327,39474375</text:p>
          </table:table-cell>
          <table:table-cell table:formula="of:=AVERAGE([.D2:.D5])" office:value-type="float" office:value="390.591863333333" calcext:value-type="float">
            <text:p>390,591863333333</text:p>
          </table:table-cell>
          <table:table-cell table:formula="of:=AVERAGE([.E2:.E5])" office:value-type="float" office:value="322.19829975" calcext:value-type="float">
            <text:p>322,19829975</text:p>
          </table:table-cell>
          <table:table-cell table:formula="of:=AVERAGE([.F2:.F5])" office:value-type="float" office:value="405.025608333333" calcext:value-type="float">
            <text:p>405,025608333333</text:p>
          </table:table-cell>
          <table:table-cell table:formula="of:=AVERAGE([.G2:.G5])" office:value-type="float" office:value="389.8953" calcext:value-type="float">
            <text:p>389,8953</text:p>
          </table:table-cell>
          <table:table-cell table:formula="of:=AVERAGE([.H2:.H5])" office:value-type="float" office:value="365.0973545" calcext:value-type="float">
            <text:p>365,0973545</text:p>
          </table:table-cell>
          <table:table-cell table:formula="of:=AVERAGE([.I2:.I5])" office:value-type="float" office:value="421.293931666667" calcext:value-type="float">
            <text:p>421,293931666667</text:p>
          </table:table-cell>
          <table:table-cell table:formula="of:=AVERAGE([.J2:.J6])" office:value-type="float" office:value="369.048282" calcext:value-type="float">
            <text:p>369,048282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0" office:value-type="string" calcext:value-type="string">
            <text:p>Peak</text:p>
          </table:table-cell>
          <table:table-cell table:number-columns-repeated="8"/>
        </table:table-row>
        <table:table-row table:style-name="ro1">
          <table:table-cell table:formula="of:=MAX([.A2:.A5])" office:value-type="float" office:value="505.35486" calcext:value-type="float">
            <text:p>505,35486</text:p>
          </table:table-cell>
          <table:table-cell table:formula="of:=MAX([.B2:.B5])" office:value-type="float" office:value="569.57361" calcext:value-type="float">
            <text:p>569,57361</text:p>
          </table:table-cell>
          <table:table-cell table:formula="of:=MAX([.C2:.C5])" office:value-type="float" office:value="573.96285" calcext:value-type="float">
            <text:p>573,96285</text:p>
          </table:table-cell>
          <table:table-cell table:formula="of:=MAX([.D2:.D5])" office:value-type="float" office:value="503.02695" calcext:value-type="float">
            <text:p>503,02695</text:p>
          </table:table-cell>
          <table:table-cell table:formula="of:=MAX([.E2:.E5])" office:value-type="float" office:value="580.43888" calcext:value-type="float">
            <text:p>580,43888</text:p>
          </table:table-cell>
          <table:table-cell table:formula="of:=MAX([.F2:.F5])" office:value-type="float" office:value="555.11737" calcext:value-type="float">
            <text:p>555,11737</text:p>
          </table:table-cell>
          <table:table-cell table:formula="of:=MAX([.G2:.G5])" office:value-type="float" office:value="579.34415" calcext:value-type="float">
            <text:p>579,34415</text:p>
          </table:table-cell>
          <table:table-cell table:formula="of:=MAX([.H2:.H5])" office:value-type="float" office:value="539.26827" calcext:value-type="float">
            <text:p>539,26827</text:p>
          </table:table-cell>
          <table:table-cell table:formula="of:=MAX([.I2:.I5])" office:value-type="float" office:value="567.24973" calcext:value-type="float">
            <text:p>567,24973</text:p>
          </table:table-cell>
          <table:table-cell table:formula="of:=MAX([.J2:.J5])" office:value-type="float" office:value="581.56422" calcext:value-type="float">
            <text:p>581,5642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Hind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0" number:min-decimal-places="0" number:min-integer-digits="7" number:grouping="true"/>
    </number:number-style>
    <number:number-style style:name="N107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19:00:41.308806330</meta:creation-date>
    <dc:date>2023-01-09T23:52:41.394114867</dc:date>
    <meta:editing-duration>PT11M11S</meta:editing-duration>
    <meta:editing-cycles>5</meta:editing-cycles>
    <meta:generator>LibreOffice/7.4.3.2$Linux_X86_64 LibreOffice_project/40$Build-2</meta:generator>
    <meta:document-statistic meta:table-count="2" meta:cell-count="1542" meta:object-count="0"/>
  </office:meta>
</office:document-meta>
</file>